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312in" text:min-label-width="0.25in" text:list-level-position-and-space-mode="label-alignment">
          <style:list-level-label-alignment text:label-followed-by="listtab" fo:margin-left="4.7812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2986in"/>
    </style:style>
    <style:style style:name="TableColumn3" style:family="table-column">
      <style:table-column-properties style:column-width="5.4965in"/>
    </style:style>
    <style:style style:name="Table1" style:family="table" style:master-page-name="MP0">
      <style:table-properties style:width="6.7951in" fo:margin-left="-0.693in" table:align="left"/>
    </style:style>
    <style:style style:name="TableRow4" style:family="table-row">
      <style:table-row-properties style:min-row-height="0.3937in"/>
    </style:style>
    <style:style style:name="TableCell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  <style:text-properties style:font-name="Arial" style:font-name-complex="Arial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Row9" style:family="table-row">
      <style:table-row-properties style:min-row-height="0.384in"/>
    </style:style>
    <style:style style:name="TableCell1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Row14" style:family="table-row">
      <style:table-row-properties style:min-row-height="1.127in"/>
    </style:style>
    <style:style style:name="TableCell1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Párrafodelista" style:list-style-name="LFO1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19" style:parent-style-name="Párrafodelista" style:list-style-name="LFO1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20" style:parent-style-name="Párrafodelista" style:list-style-name="LFO1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21" style:parent-style-name="Párrafodelista" style:list-style-name="LFO1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22" style:parent-style-name="Párrafodelista" style:list-style-name="LFO1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23" style:parent-style-name="Normal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Row24" style:family="table-row">
      <style:table-row-properties style:min-row-height="0.7298in"/>
    </style:style>
    <style:style style:name="TableCell2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Row29" style:family="table-row">
      <style:table-row-properties style:min-row-height="0.6812in"/>
    </style:style>
    <style:style style:name="TableCell3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Row34" style:family="table-row">
      <style:table-row-properties style:min-row-height="1.0638in"/>
    </style:style>
    <style:style style:name="TableCell3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37" style:parent-style-name="Normal" style:family="paragraph">
      <style:paragraph-properties fo:margin-bottom="0in" fo:line-height="100%"/>
    </style:style>
    <style:style style:name="T38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41" style:family="table-column">
      <style:table-column-properties style:column-width="0.5993in"/>
    </style:style>
    <style:style style:name="TableColumn42" style:family="table-column">
      <style:table-column-properties style:column-width="4.7402in"/>
    </style:style>
    <style:style style:name="Table40" style:family="table">
      <style:table-properties style:width="5.3395in" fo:margin-left="0in" table:align="left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53" style:parent-style-name="Normal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69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95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Row96" style:family="table-row">
      <style:table-row-properties style:min-row-height="0.5138in"/>
    </style:style>
    <style:style style:name="TableCell97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Row101" style:family="table-row">
      <style:table-row-properties style:min-row-height="0.9833in"/>
    </style:style>
    <style:style style:name="TableCell10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06" style:family="table-column">
      <style:table-column-properties style:column-width="0.5888in"/>
    </style:style>
    <style:style style:name="TableColumn107" style:family="table-column">
      <style:table-column-properties style:column-width="4.7506in"/>
    </style:style>
    <style:style style:name="Table105" style:family="table">
      <style:table-properties style:width="5.3395in" fo:margin-left="0in" table:align="lef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133" style:parent-style-name="Normal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Row134" style:family="table-row">
      <style:table-row-properties style:min-row-height="0.4826in"/>
    </style:style>
    <style:style style:name="TableCell13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13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141" style:family="table-column">
      <style:table-column-properties style:column-width="1.2986in"/>
    </style:style>
    <style:style style:name="TableColumn142" style:family="table-column">
      <style:table-column-properties style:column-width="5.4944in"/>
    </style:style>
    <style:style style:name="Table140" style:family="table">
      <style:table-properties style:width="6.793in" fo:margin-left="-0.693in" table:align="left"/>
    </style:style>
    <style:style style:name="TableRow143" style:family="table-row">
      <style:table-row-properties style:min-row-height="0.2951in"/>
    </style:style>
    <style:style style:name="TableCell14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48" style:family="table-row">
      <style:table-row-properties style:min-row-height="0.2972in"/>
    </style:style>
    <style:style style:name="TableCell14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53" style:family="table-row">
      <style:table-row-properties style:min-row-height="0.284in"/>
    </style:style>
    <style:style style:name="TableCell15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Párrafodelista" style:list-style-name="LFO2" style:family="paragraph">
      <style:paragraph-properties fo:margin-bottom="0in" fo:line-height="100%"/>
      <style:text-properties style:font-name="Arial" style:font-name-complex="Arial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68" style:family="table-row">
      <style:table-row-properties style:min-row-height="2.1979in"/>
    </style:style>
    <style:style style:name="TableCell16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7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74" style:family="table-column">
      <style:table-column-properties style:column-width="0.609in"/>
    </style:style>
    <style:style style:name="TableColumn175" style:family="table-column">
      <style:table-column-properties style:column-width="4.7284in"/>
    </style:style>
    <style:style style:name="Table173" style:family="table">
      <style:table-properties style:width="5.3375in" fo:margin-left="0in" table:align="left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181" style:family="table-row">
      <style:table-row-properties style:min-row-height="0.2513i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86" style:family="table-row">
      <style:table-row-properties style:min-row-height="0.2979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91" style:family="table-row">
      <style:table-row-properties style:min-row-height="0.3208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96" style:family="table-row">
      <style:table-row-properties style:min-row-height="0.3333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201" style:family="table-row">
      <style:table-row-properties style:min-row-height="0.3458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206" style:family="table-row">
      <style:table-row-properties style:min-row-height="0.343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style:font-name="Arial" style:font-name-complex="Arial"/>
    </style:style>
    <style:style style:name="P211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217" style:family="table-row">
      <style:table-row-properties style:min-row-height="3.5986in"/>
    </style:style>
    <style:style style:name="TableCell21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22" style:family="table-column">
      <style:table-column-properties style:column-width="0.6083in"/>
    </style:style>
    <style:style style:name="TableColumn223" style:family="table-column">
      <style:table-column-properties style:column-width="4.7291in"/>
    </style:style>
    <style:style style:name="Table221" style:family="table">
      <style:table-properties style:width="5.3375in" fo:margin-left="0in" table:align="left"/>
    </style:style>
    <style:style style:name="TableRow224" style:family="table-row">
      <style:table-row-properties style:min-row-height="0.2361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229" style:family="table-row">
      <style:table-row-properties style:min-row-height="0.6048in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olumn235" style:family="table-column">
      <style:table-column-properties style:column-width="0.5131in"/>
    </style:style>
    <style:style style:name="TableColumn236" style:family="table-column">
      <style:table-column-properties style:column-width="4.059in"/>
    </style:style>
    <style:style style:name="Table234" style:family="table">
      <style:table-properties style:width="4.5722in" fo:margin-left="0in" table:align="left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  <style:text-properties style:font-name="Arial" style:font-name-complex="Arial"/>
    </style:style>
    <style:style style:name="P25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253" style:family="table-row">
      <style:table-row-properties style:min-row-height="0.5291i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olumn259" style:family="table-column">
      <style:table-column-properties style:column-width="0.5131in"/>
    </style:style>
    <style:style style:name="TableColumn260" style:family="table-column">
      <style:table-column-properties style:column-width="4.059in"/>
    </style:style>
    <style:style style:name="Table258" style:family="table">
      <style:table-properties style:width="4.5722in" fo:margin-left="0in" table:align="left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style:font-name="Arial" style:font-name-complex="Arial"/>
    </style:style>
    <style:style style:name="P276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277" style:family="table-row">
      <style:table-row-properties style:min-row-height="0.6048in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olumn283" style:family="table-column">
      <style:table-column-properties style:column-width="0.5131in"/>
    </style:style>
    <style:style style:name="TableColumn284" style:family="table-column">
      <style:table-column-properties style:column-width="4.059in"/>
    </style:style>
    <style:style style:name="Table282" style:family="table">
      <style:table-properties style:width="4.5722in" fo:margin-left="0in" table:align="left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  <style:text-properties style:font-name="Arial" style:font-name-complex="Arial"/>
    </style:style>
    <style:style style:name="P30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301" style:family="table-row">
      <style:table-row-properties style:min-row-height="0.5715in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olumn307" style:family="table-column">
      <style:table-column-properties style:column-width="0.5131in"/>
    </style:style>
    <style:style style:name="TableColumn308" style:family="table-column">
      <style:table-column-properties style:column-width="4.059in"/>
    </style:style>
    <style:style style:name="Table306" style:family="table">
      <style:table-properties style:width="4.5722in" fo:margin-left="0in" table:align="left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  <style:text-properties style:font-name="Arial" style:font-name-complex="Arial"/>
    </style:style>
    <style:style style:name="P324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325" style:family="table-row">
      <style:table-row-properties style:min-row-height="0.5715in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olumn331" style:family="table-column">
      <style:table-column-properties style:column-width="0.5131in"/>
    </style:style>
    <style:style style:name="TableColumn332" style:family="table-column">
      <style:table-column-properties style:column-width="4.059in"/>
    </style:style>
    <style:style style:name="Table330" style:family="table">
      <style:table-properties style:width="4.5722in" fo:margin-left="0in" table:align="left"/>
    </style:style>
    <style:style style:name="TableRow333" style:family="table-row">
      <style:table-row-properties style:min-row-height="0.0944in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338" style:family="table-row">
      <style:table-row-properties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  <style:text-properties style:font-name="Arial" style:font-name-complex="Arial"/>
    </style:style>
    <style:style style:name="P343" style:parent-style-name="Normal" style:family="paragraph">
      <style:paragraph-properties fo:margin-bottom="0in" fo:line-height="100%"/>
      <style:text-properties style:font-name="Arial" style:font-name-complex="Arial"/>
    </style:style>
    <style:style style:name="P344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345" style:family="table-row">
      <style:table-row-properties style:min-row-height="0.3819in"/>
    </style:style>
    <style:style style:name="TableCell346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olumn351" style:family="table-column">
      <style:table-column-properties style:column-width="1.2986in"/>
    </style:style>
    <style:style style:name="TableColumn352" style:family="table-column">
      <style:table-column-properties style:column-width="5.593in"/>
    </style:style>
    <style:style style:name="Table350" style:family="table">
      <style:table-properties style:width="6.8916in" fo:margin-left="-0.693in" table:align="left"/>
    </style:style>
    <style:style style:name="TableRow353" style:family="table-row">
      <style:table-row-properties style:min-row-height="0.2798in"/>
    </style:style>
    <style:style style:name="TableCell35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358" style:family="table-row">
      <style:table-row-properties style:min-row-height="0.2722in"/>
    </style:style>
    <style:style style:name="TableCell35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36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364" style:family="table-row">
      <style:table-row-properties style:min-row-height="0.2756in"/>
    </style:style>
    <style:style style:name="TableCell36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36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370" style:family="table-row">
      <style:table-row-properties style:min-row-height="0.2777in"/>
    </style:style>
    <style:style style:name="TableCell37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37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381" style:family="table-row">
      <style:table-row-properties/>
    </style:style>
    <style:style style:name="TableCell38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38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87" style:family="table-column">
      <style:table-column-properties style:column-width="0.6097in"/>
    </style:style>
    <style:style style:name="TableColumn388" style:family="table-column">
      <style:table-column-properties style:column-width="4.7458in"/>
    </style:style>
    <style:style style:name="Table386" style:family="table">
      <style:table-properties style:width="5.3555in" fo:margin-left="0in" table:align="left"/>
    </style:style>
    <style:style style:name="TableRow389" style:family="table-row">
      <style:table-row-properties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394" style:family="table-row">
      <style:table-row-properties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399" style:family="table-row">
      <style:table-row-properties style:min-row-height="0.0486in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  <style:text-properties style:font-name="Arial" style:font-name-complex="Arial"/>
    </style:style>
    <style:style style:name="P404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405" style:family="table-row">
      <style:table-row-properties style:min-row-height="0.2541in"/>
    </style:style>
    <style:style style:name="TableCell406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40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411" style:family="table-row">
      <style:table-row-properties/>
    </style:style>
    <style:style style:name="TableCell41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416" style:family="table-column">
      <style:table-column-properties style:column-width="0.6097in"/>
    </style:style>
    <style:style style:name="TableColumn417" style:family="table-column">
      <style:table-column-properties style:column-width="4.7458in"/>
    </style:style>
    <style:style style:name="Table415" style:family="table">
      <style:table-properties style:width="5.3555in" fo:margin-left="0in" table:align="left"/>
    </style:style>
    <style:style style:name="TableRow418" style:family="table-row">
      <style:table-row-properties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423" style:family="table-row">
      <style:table-row-properties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olumn429" style:family="table-column">
      <style:table-column-properties style:column-width="0.5131in"/>
    </style:style>
    <style:style style:name="TableColumn430" style:family="table-column">
      <style:table-column-properties style:column-width="4.0756in"/>
    </style:style>
    <style:style style:name="Table428" style:family="table">
      <style:table-properties style:width="4.5888in" fo:margin-left="0in" table:align="left"/>
    </style:style>
    <style:style style:name="TableRow431" style:family="table-row">
      <style:table-row-properties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436" style:family="table-row">
      <style:table-row-properties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441" style:family="table-row">
      <style:table-row-properties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 fo:line-height="100%"/>
      <style:text-properties style:font-name="Arial" style:font-name-complex="Arial"/>
    </style:style>
    <style:style style:name="P446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447" style:family="table-row">
      <style:table-row-properties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olumn453" style:family="table-column">
      <style:table-column-properties style:column-width="0.5131in"/>
    </style:style>
    <style:style style:name="TableColumn454" style:family="table-column">
      <style:table-column-properties style:column-width="4.0756in"/>
    </style:style>
    <style:style style:name="Table452" style:family="table">
      <style:table-properties style:width="4.5888in" fo:margin-left="0in" table:align="left"/>
    </style:style>
    <style:style style:name="TableRow455" style:family="table-row">
      <style:table-row-properties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460" style:family="table-row">
      <style:table-row-properties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465" style:family="table-row">
      <style:table-row-properties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  <style:text-properties style:font-name="Arial" style:font-name-complex="Arial"/>
    </style:style>
    <style:style style:name="P47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471" style:family="table-row">
      <style:table-row-properties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olumn477" style:family="table-column">
      <style:table-column-properties style:column-width="0.5131in"/>
    </style:style>
    <style:style style:name="TableColumn478" style:family="table-column">
      <style:table-column-properties style:column-width="4.0756in"/>
    </style:style>
    <style:style style:name="Table476" style:family="table">
      <style:table-properties style:width="4.5888in" fo:margin-left="0in" table:align="left"/>
    </style:style>
    <style:style style:name="TableRow479" style:family="table-row">
      <style:table-row-properties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484" style:family="table-row">
      <style:table-row-properties style:min-row-height="0.6673in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margin-bottom="0in" fo:line-height="100%"/>
      <style:text-properties style:font-name="Arial" style:font-name-complex="Arial"/>
    </style:style>
    <style:style style:name="P489" style:parent-style-name="Normal" style:family="paragraph">
      <style:paragraph-properties fo:margin-bottom="0in" fo:line-height="100%"/>
      <style:text-properties style:font-name="Arial" style:font-name-complex="Arial"/>
    </style:style>
    <style:style style:name="P49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491" style:family="table-row">
      <style:table-row-properties style:min-row-height="0.5937in"/>
    </style:style>
    <style:style style:name="TableCell49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  <style:text-properties style:font-name="Arial" style:font-name-complex="Arial"/>
    </style:style>
    <style:style style:name="P49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498" style:family="table-column">
      <style:table-column-properties style:column-width="1.2986in"/>
    </style:style>
    <style:style style:name="TableColumn499" style:family="table-column">
      <style:table-column-properties style:column-width="5.593in"/>
    </style:style>
    <style:style style:name="Table497" style:family="table">
      <style:table-properties style:width="6.8916in" fo:margin-left="-0.693in" table:align="left"/>
    </style:style>
    <style:style style:name="TableRow500" style:family="table-row">
      <style:table-row-properties/>
    </style:style>
    <style:style style:name="TableCell50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50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50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506" style:family="table-row">
      <style:table-row-properties/>
    </style:style>
    <style:style style:name="TableCell507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0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512" style:family="table-row">
      <style:table-row-properties/>
    </style:style>
    <style:style style:name="TableCell513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Párrafodelista" style:list-style-name="LFO2" style:family="paragraph">
      <style:paragraph-properties fo:margin-bottom="0in" fo:line-height="100%">
        <style:tab-stops>
          <style:tab-stop style:type="left" style:position="1.8159in"/>
        </style:tab-stops>
      </style:paragraph-properties>
      <style:text-properties style:font-name="Arial" style:font-name-complex="Arial"/>
    </style:style>
    <style:style style:name="P517" style:parent-style-name="Párrafodelista" style:list-style-name="LFO2" style:family="paragraph">
      <style:paragraph-properties fo:margin-bottom="0in" fo:line-height="100%">
        <style:tab-stops>
          <style:tab-stop style:type="left" style:position="1.8159in"/>
        </style:tab-stops>
      </style:paragraph-properties>
      <style:text-properties style:font-name="Arial" style:font-name-complex="Arial"/>
    </style:style>
    <style:style style:name="TableRow518" style:family="table-row">
      <style:table-row-properties/>
    </style:style>
    <style:style style:name="TableCell51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52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52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52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525" style:family="table-row">
      <style:table-row-properties/>
    </style:style>
    <style:style style:name="TableCell526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53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531" style:family="table-row">
      <style:table-row-properties/>
    </style:style>
    <style:style style:name="TableCell53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3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537" style:family="table-column">
      <style:table-column-properties style:column-width="0.609in"/>
    </style:style>
    <style:style style:name="TableColumn538" style:family="table-column">
      <style:table-column-properties style:column-width="4.827in"/>
    </style:style>
    <style:style style:name="Table536" style:family="table">
      <style:table-properties style:width="5.4361in" fo:margin-left="0in" table:align="left"/>
    </style:style>
    <style:style style:name="TableRow539" style:family="table-row">
      <style:table-row-properties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544" style:family="table-row">
      <style:table-row-properties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54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550" style:family="table-row">
      <style:table-row-properties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55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556" style:family="table-row">
      <style:table-row-properties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56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56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563" style:family="table-row">
      <style:table-row-properties/>
    </style:style>
    <style:style style:name="TableCell56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6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569" style:family="table-row">
      <style:table-row-properties/>
    </style:style>
    <style:style style:name="TableCell57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574" style:family="table-column">
      <style:table-column-properties style:column-width="0.609in"/>
    </style:style>
    <style:style style:name="TableColumn575" style:family="table-column">
      <style:table-column-properties style:column-width="4.827in"/>
    </style:style>
    <style:style style:name="Table573" style:family="table">
      <style:table-properties style:width="5.4361in" fo:margin-left="0in" table:align="left"/>
    </style:style>
    <style:style style:name="TableRow576" style:family="table-row">
      <style:table-row-properties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581" style:family="table-row">
      <style:table-row-properties style:min-row-height="0.5243in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olumn587" style:family="table-column">
      <style:table-column-properties style:column-width="0.4645in"/>
    </style:style>
    <style:style style:name="TableColumn588" style:family="table-column">
      <style:table-column-properties style:column-width="4.2055in"/>
    </style:style>
    <style:style style:name="Table586" style:family="table">
      <style:table-properties style:width="4.6701in" fo:margin-left="0in" table:align="left"/>
    </style:style>
    <style:style style:name="TableRow589" style:family="table-row">
      <style:table-row-properties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59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59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596" style:family="table-row">
      <style:table-row-properties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olumn602" style:family="table-column">
      <style:table-column-properties style:column-width="0.4645in"/>
    </style:style>
    <style:style style:name="TableColumn603" style:family="table-column">
      <style:table-column-properties style:column-width="4.2055in"/>
    </style:style>
    <style:style style:name="Table601" style:family="table">
      <style:table-properties style:width="4.6701in" fo:margin-left="0in" table:align="left"/>
    </style:style>
    <style:style style:name="TableRow604" style:family="table-row">
      <style:table-row-properties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60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610" style:family="table-row">
      <style:table-row-properties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olumn616" style:family="table-column">
      <style:table-column-properties style:column-width="0.4645in"/>
    </style:style>
    <style:style style:name="TableColumn617" style:family="table-column">
      <style:table-column-properties style:column-width="4.2055in"/>
    </style:style>
    <style:style style:name="Table615" style:family="table">
      <style:table-properties style:width="4.6701in" fo:margin-left="0in" table:align="left"/>
    </style:style>
    <style:style style:name="TableRow618" style:family="table-row">
      <style:table-row-properties style:min-row-height="0.3437in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62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62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625" style:family="table-row">
      <style:table-row-properties style:min-row-height="0.5347in"/>
    </style:style>
    <style:style style:name="TableCell626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62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62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631" style:parent-style-name="Fuentedepárrafopredeter." style:family="text">
      <style:text-properties style:font-name="Arial" style:font-name-complex="Arial"/>
    </style:style>
    <style:style style:name="P632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633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634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635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636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637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TableColumn639" style:family="table-column">
      <style:table-column-properties style:column-width="1.3916in"/>
    </style:style>
    <style:style style:name="TableColumn640" style:family="table-column">
      <style:table-column-properties style:column-width="5.5in"/>
    </style:style>
    <style:style style:name="Table638" style:family="table">
      <style:table-properties style:width="6.8916in" fo:margin-left="-0.693in" table:align="left"/>
    </style:style>
    <style:style style:name="TableRow641" style:family="table-row">
      <style:table-row-properties/>
    </style:style>
    <style:style style:name="TableCell64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64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64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647" style:family="table-row">
      <style:table-row-properties/>
    </style:style>
    <style:style style:name="TableCell64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64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65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653" style:family="table-row">
      <style:table-row-properties style:min-row-height="0.5319in"/>
    </style:style>
    <style:style style:name="TableCell65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65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Párrafodelista" style:list-style-name="LFO3" style:family="paragraph">
      <style:paragraph-properties fo:margin-bottom="0in" fo:line-height="100%">
        <style:tab-stops>
          <style:tab-stop style:type="left" style:position="1.8159in"/>
        </style:tab-stops>
      </style:paragraph-properties>
      <style:text-properties style:font-name="Arial" style:font-name-complex="Arial"/>
    </style:style>
    <style:style style:name="P658" style:parent-style-name="Párrafodelista" style:list-style-name="LFO3" style:family="paragraph">
      <style:paragraph-properties fo:margin-bottom="0in" fo:line-height="100%">
        <style:tab-stops>
          <style:tab-stop style:type="left" style:position="1.8159in"/>
        </style:tab-stops>
      </style:paragraph-properties>
      <style:text-properties style:font-name="Arial" style:font-name-complex="Arial"/>
    </style:style>
    <style:style style:name="TableRow659" style:family="table-row">
      <style:table-row-properties style:min-row-height="0.4486in"/>
    </style:style>
    <style:style style:name="TableCell66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66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664" style:family="table-row">
      <style:table-row-properties/>
    </style:style>
    <style:style style:name="TableCell66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66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66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670" style:family="table-row">
      <style:table-row-properties/>
    </style:style>
    <style:style style:name="TableCell67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67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67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67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67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67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679" style:family="table-column">
      <style:table-column-properties style:column-width="0.6062in"/>
    </style:style>
    <style:style style:name="TableColumn680" style:family="table-column">
      <style:table-column-properties style:column-width="4.7368in"/>
    </style:style>
    <style:style style:name="Table678" style:family="table">
      <style:table-properties style:width="5.343in" fo:margin-left="0in" table:align="left"/>
    </style:style>
    <style:style style:name="TableRow681" style:family="table-row">
      <style:table-row-properties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686" style:family="table-row">
      <style:table-row-properties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691" style:family="table-row">
      <style:table-row-properties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696" style:family="table-row">
      <style:table-row-properties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70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702" style:family="table-row">
      <style:table-row-properties/>
    </style:style>
    <style:style style:name="TableCell703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70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70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708" style:family="table-row">
      <style:table-row-properties style:min-row-height="1.3979in"/>
    </style:style>
    <style:style style:name="TableCell70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71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71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71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71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71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71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71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719" style:family="table-column">
      <style:table-column-properties style:column-width="0.6055in"/>
    </style:style>
    <style:style style:name="TableColumn720" style:family="table-column">
      <style:table-column-properties style:column-width="4.7375in"/>
    </style:style>
    <style:style style:name="Table718" style:family="table">
      <style:table-properties style:width="5.343in" fo:margin-left="0in" table:align="left"/>
    </style:style>
    <style:style style:name="TableRow721" style:family="table-row">
      <style:table-row-properties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726" style:family="table-row">
      <style:table-row-properties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olumn732" style:family="table-column">
      <style:table-column-properties style:column-width="0.5118in"/>
    </style:style>
    <style:style style:name="TableColumn733" style:family="table-column">
      <style:table-column-properties style:column-width="4.0687in"/>
    </style:style>
    <style:style style:name="Table731" style:family="table">
      <style:table-properties style:width="4.5805in" fo:margin-left="0in" table:align="left"/>
    </style:style>
    <style:style style:name="TableRow734" style:family="table-row">
      <style:table-row-properties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739" style:family="table-row">
      <style:table-row-properties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744" style:family="table-row">
      <style:table-row-properties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74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75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751" style:family="table-row">
      <style:table-row-properties style:min-row-height="0.6486in"/>
    </style:style>
    <style:style style:name="TableCell75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75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75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75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758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759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760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761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762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763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764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765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766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767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768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769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770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TableColumn772" style:family="table-column">
      <style:table-column-properties style:column-width="1.3791in"/>
    </style:style>
    <style:style style:name="TableColumn773" style:family="table-column">
      <style:table-column-properties style:column-width="5.5125in"/>
    </style:style>
    <style:style style:name="Table771" style:family="table">
      <style:table-properties style:width="6.8916in" fo:margin-left="-0.693in" table:align="left"/>
    </style:style>
    <style:style style:name="TableRow774" style:family="table-row">
      <style:table-row-properties/>
    </style:style>
    <style:style style:name="TableCell77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77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77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780" style:family="table-row">
      <style:table-row-properties/>
    </style:style>
    <style:style style:name="TableCell78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78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78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786" style:family="table-row">
      <style:table-row-properties/>
    </style:style>
    <style:style style:name="TableCell787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78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Párrafodelista" style:list-style-name="LFO4" style:family="paragraph">
      <style:paragraph-properties fo:margin-bottom="0in" fo:line-height="100%">
        <style:tab-stops>
          <style:tab-stop style:type="left" style:position="1.8159in"/>
        </style:tab-stops>
      </style:paragraph-properties>
      <style:text-properties style:font-name="Arial" style:font-name-complex="Arial"/>
    </style:style>
    <style:style style:name="P79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792" style:family="table-row">
      <style:table-row-properties/>
    </style:style>
    <style:style style:name="TableCell793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79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79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798" style:family="table-row">
      <style:table-row-properties/>
    </style:style>
    <style:style style:name="TableCell79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80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80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804" style:family="table-row">
      <style:table-row-properties/>
    </style:style>
    <style:style style:name="TableCell80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80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80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810" style:family="table-column">
      <style:table-column-properties style:column-width="0.5159in"/>
    </style:style>
    <style:style style:name="TableColumn811" style:family="table-column">
      <style:table-column-properties style:column-width="4.8395in"/>
    </style:style>
    <style:style style:name="Table809" style:family="table">
      <style:table-properties style:width="5.3555in" fo:margin-left="0in" table:align="left"/>
    </style:style>
    <style:style style:name="TableRow812" style:family="table-row">
      <style:table-row-properties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817" style:family="table-row">
      <style:table-row-properties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82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82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824" style:family="table-row">
      <style:table-row-properties/>
    </style:style>
    <style:style style:name="TableCell82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82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82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83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831" style:family="table-row">
      <style:table-row-properties/>
    </style:style>
    <style:style style:name="TableCell83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83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836" style:family="table-column">
      <style:table-column-properties style:column-width="0.5159in"/>
    </style:style>
    <style:style style:name="TableColumn837" style:family="table-column">
      <style:table-column-properties style:column-width="4.8395in"/>
    </style:style>
    <style:style style:name="Table835" style:family="table">
      <style:table-properties style:width="5.3555in" fo:margin-left="0in" table:align="left"/>
    </style:style>
    <style:style style:name="TableRow838" style:family="table-row">
      <style:table-row-properties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843" style:family="table-row">
      <style:table-row-properties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olumn849" style:family="table-column">
      <style:table-column-properties style:column-width="0.4645in"/>
    </style:style>
    <style:style style:name="TableColumn850" style:family="table-column">
      <style:table-column-properties style:column-width="4.218in"/>
    </style:style>
    <style:style style:name="Table848" style:family="table">
      <style:table-properties style:width="4.6826in" fo:margin-left="0in" table:align="left"/>
    </style:style>
    <style:style style:name="TableRow851" style:family="table-row">
      <style:table-row-properties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856" style:family="table-row">
      <style:table-row-properties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861" style:family="table-row">
      <style:table-row-properties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86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86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86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869" style:family="table-row">
      <style:table-row-properties/>
    </style:style>
    <style:style style:name="TableCell87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87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87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875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876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877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878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879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880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881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882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883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884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885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886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887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TableColumn889" style:family="table-column">
      <style:table-column-properties style:column-width="1.3791in"/>
    </style:style>
    <style:style style:name="TableColumn890" style:family="table-column">
      <style:table-column-properties style:column-width="5.5125in"/>
    </style:style>
    <style:style style:name="Table888" style:family="table">
      <style:table-properties style:width="6.8916in" fo:margin-left="-0.693in" table:align="left"/>
    </style:style>
    <style:style style:name="TableRow891" style:family="table-row">
      <style:table-row-properties/>
    </style:style>
    <style:style style:name="TableCell89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89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89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P89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898" style:family="table-row">
      <style:table-row-properties/>
    </style:style>
    <style:style style:name="TableCell89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90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901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P90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905" style:family="table-row">
      <style:table-row-properties/>
    </style:style>
    <style:style style:name="TableCell906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90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908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Párrafodelista" style:list-style-name="LFO4" style:family="paragraph">
      <style:paragraph-properties fo:margin-bottom="0in" fo:line-height="100%">
        <style:tab-stops>
          <style:tab-stop style:type="left" style:position="1.8159in"/>
        </style:tab-stops>
      </style:paragraph-properties>
    </style:style>
    <style:style style:name="P911" style:parent-style-name="Párrafodelista" style:list-style-name="LFO4" style:family="paragraph">
      <style:paragraph-properties fo:margin-bottom="0in" fo:line-height="100%">
        <style:tab-stops>
          <style:tab-stop style:type="left" style:position="1.8159in"/>
        </style:tab-stops>
      </style:paragraph-properties>
    </style:style>
    <style:style style:name="P912" style:parent-style-name="Párrafodelista" style:family="paragraph">
      <style:paragraph-properties fo:margin-bottom="0in" fo:line-height="100%">
        <style:tab-stops>
          <style:tab-stop style:type="left" style:position="1.8159in"/>
        </style:tab-stops>
      </style:paragraph-properties>
    </style:style>
    <style:style style:name="TableRow913" style:family="table-row">
      <style:table-row-properties/>
    </style:style>
    <style:style style:name="TableCell91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91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916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P91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920" style:family="table-row">
      <style:table-row-properties/>
    </style:style>
    <style:style style:name="TableCell92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92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923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92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927" style:family="table-row">
      <style:table-row-properties/>
    </style:style>
    <style:style style:name="TableCell92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92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93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931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934" style:family="table-column">
      <style:table-column-properties style:column-width="0.5159in"/>
    </style:style>
    <style:style style:name="TableColumn935" style:family="table-column">
      <style:table-column-properties style:column-width="4.8395in"/>
    </style:style>
    <style:style style:name="Table933" style:family="table">
      <style:table-properties style:width="5.3555in" fo:margin-left="0in" table:align="left"/>
    </style:style>
    <style:style style:name="TableRow936" style:family="table-row">
      <style:table-row-properties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941" style:family="table-row">
      <style:table-row-properties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946" style:family="table-row">
      <style:table-row-properties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951" style:family="table-row">
      <style:table-row-properties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956" style:family="table-row">
      <style:table-row-properties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961" style:family="table-row">
      <style:table-row-properties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P96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P96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968" style:family="table-row">
      <style:table-row-properties/>
    </style:style>
    <style:style style:name="TableCell96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97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97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974" style:family="table-row">
      <style:table-row-properties/>
    </style:style>
    <style:style style:name="TableCell97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97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977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980" style:family="table-column">
      <style:table-column-properties style:column-width="0.5159in"/>
    </style:style>
    <style:style style:name="TableColumn981" style:family="table-column">
      <style:table-column-properties style:column-width="4.8395in"/>
    </style:style>
    <style:style style:name="Table979" style:family="table">
      <style:table-properties style:width="5.3555in" fo:margin-left="0in" table:align="left"/>
    </style:style>
    <style:style style:name="TableRow982" style:family="table-row">
      <style:table-row-properties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987" style:family="table-row">
      <style:table-row-properties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olumn993" style:family="table-column">
      <style:table-column-properties style:column-width="0.418in"/>
    </style:style>
    <style:style style:name="TableColumn994" style:family="table-column">
      <style:table-column-properties style:column-width="4.2645in"/>
    </style:style>
    <style:style style:name="Table992" style:family="table">
      <style:table-properties style:width="4.6826in" fo:margin-left="0in" table:align="left"/>
    </style:style>
    <style:style style:name="TableRow995" style:family="table-row">
      <style:table-row-properties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1000" style:family="table-row">
      <style:table-row-properties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1005" style:family="table-row">
      <style:table-row-properties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P101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1011" style:family="table-row">
      <style:table-row-properties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olumn1017" style:family="table-column">
      <style:table-column-properties style:column-width="0.418in"/>
    </style:style>
    <style:style style:name="TableColumn1018" style:family="table-column">
      <style:table-column-properties style:column-width="4.2645in"/>
    </style:style>
    <style:style style:name="Table1016" style:family="table">
      <style:table-properties style:width="4.6826in" fo:margin-left="0in" table:align="left"/>
    </style:style>
    <style:style style:name="TableRow1019" style:family="table-row">
      <style:table-row-properties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1024" style:family="table-row">
      <style:table-row-properties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1029" style:family="table-row">
      <style:table-row-properties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P103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P103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P103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Row1037" style:family="table-row">
      <style:table-row-properties/>
    </style:style>
    <style:style style:name="TableCell103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P104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P1043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1044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1045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1046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1047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1048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1049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TableColumn1051" style:family="table-column">
      <style:table-column-properties style:column-width="1.3791in"/>
    </style:style>
    <style:style style:name="TableColumn1052" style:family="table-column">
      <style:table-column-properties style:column-width="5.5125in"/>
    </style:style>
    <style:style style:name="Table1050" style:family="table">
      <style:table-properties style:width="6.8916in" fo:margin-left="-0.693in" table:align="left"/>
    </style:style>
    <style:style style:name="TableRow1053" style:family="table-row">
      <style:table-row-properties/>
    </style:style>
    <style:style style:name="TableCell105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05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105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105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1060" style:family="table-row">
      <style:table-row-properties/>
    </style:style>
    <style:style style:name="TableCell106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06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1063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106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1067" style:family="table-row">
      <style:table-row-properties/>
    </style:style>
    <style:style style:name="TableCell106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1070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Párrafodelista" style:list-style-name="LFO5" style:family="paragraph">
      <style:paragraph-properties fo:margin-bottom="0in" fo:line-height="100%">
        <style:tab-stops>
          <style:tab-stop style:type="left" style:position="1.2534in"/>
        </style:tab-stops>
      </style:paragraph-properties>
      <style:text-properties style:font-name="Arial" style:font-name-complex="Arial"/>
    </style:style>
    <style:style style:name="P107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1074" style:family="table-row">
      <style:table-row-properties/>
    </style:style>
    <style:style style:name="TableCell107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1077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108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1081" style:family="table-row">
      <style:table-row-properties/>
    </style:style>
    <style:style style:name="TableCell108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1084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085" style:family="table-cell">
      <style:table-cell-properties fo:border="0.0069in solid #000000" style:writing-mode="lr-tb" fo:padding-top="0in" fo:padding-left="0.075in" fo:padding-bottom="0in" fo:padding-right="0.075in"/>
    </style:style>
    <style:style style:name="P108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108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1088" style:family="table-row">
      <style:table-row-properties/>
    </style:style>
    <style:style style:name="TableCell108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09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09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1092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095" style:family="table-column">
      <style:table-column-properties style:column-width="0.5159in"/>
    </style:style>
    <style:style style:name="TableColumn1096" style:family="table-column">
      <style:table-column-properties style:column-width="4.8395in"/>
    </style:style>
    <style:style style:name="Table1094" style:family="table">
      <style:table-properties style:width="5.3555in" fo:margin-left="0in" table:align="left"/>
    </style:style>
    <style:style style:name="TableRow1097" style:family="table-row">
      <style:table-row-properties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1102" style:family="table-row">
      <style:table-row-properties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1107" style:family="table-row">
      <style:table-row-properties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P110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1112" style:family="table-row">
      <style:table-row-properties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111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111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1119" style:family="table-row">
      <style:table-row-properties/>
    </style:style>
    <style:style style:name="TableCell112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12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1125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1126" style:family="table-row">
      <style:table-row-properties/>
    </style:style>
    <style:style style:name="TableCell1127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12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1129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132" style:family="table-column">
      <style:table-column-properties style:column-width="0.5159in"/>
    </style:style>
    <style:style style:name="TableColumn1133" style:family="table-column">
      <style:table-column-properties style:column-width="4.8395in"/>
    </style:style>
    <style:style style:name="Table1131" style:family="table">
      <style:table-properties style:width="5.3555in" fo:margin-left="0in" table:align="left"/>
    </style:style>
    <style:style style:name="TableRow1134" style:family="table-row">
      <style:table-row-properties/>
    </style:style>
    <style:style style:name="TableCell1135" style:family="table-cell">
      <style:table-cell-properties fo:border="0.0069in solid #000000" style:writing-mode="lr-tb" fo:padding-top="0in" fo:padding-left="0.075in" fo:padding-bottom="0in" fo:padding-right="0.075in"/>
    </style:style>
    <style:style style:name="P1136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37" style:family="table-cell">
      <style:table-cell-properties fo:border="0.0069in solid #000000" style:writing-mode="lr-tb" fo:padding-top="0in" fo:padding-left="0.075in" fo:padding-bottom="0in" fo:padding-right="0.075in"/>
    </style:style>
    <style:style style:name="P1138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1139" style:family="table-row">
      <style:table-row-properties/>
    </style:style>
    <style:style style:name="TableCell1140" style:family="table-cell">
      <style:table-cell-properties fo:border="0.0069in solid #000000" style:writing-mode="lr-tb" fo:padding-top="0in" fo:padding-left="0.075in" fo:padding-bottom="0in" fo:padding-right="0.075in"/>
    </style:style>
    <style:style style:name="P114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1142" style:family="table-cell">
      <style:table-cell-properties fo:border="0.0069in solid #000000" style:writing-mode="lr-tb" fo:padding-top="0in" fo:padding-left="0.075in" fo:padding-bottom="0in" fo:padding-right="0.075in"/>
    </style:style>
    <style:style style:name="P114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olumn1145" style:family="table-column">
      <style:table-column-properties style:column-width="0.4645in"/>
    </style:style>
    <style:style style:name="TableColumn1146" style:family="table-column">
      <style:table-column-properties style:column-width="4.218in"/>
    </style:style>
    <style:style style:name="Table1144" style:family="table">
      <style:table-properties style:width="4.6826in" fo:margin-left="0in" table:align="left"/>
    </style:style>
    <style:style style:name="TableRow1147" style:family="table-row">
      <style:table-row-properties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1152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1153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1154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TableRow1155" style:family="table-row">
      <style:table-row-properties/>
    </style:style>
    <style:style style:name="TableCell1156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</style:style>
    <style:style style:name="T1158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1161" style:parent-style-name="Normal" style:family="paragraph">
      <style:paragraph-properties fo:margin-bottom="0in" fo:line-height="100%">
        <style:tab-stops>
          <style:tab-stop style:type="left" style:position="2.3159in"/>
        </style:tab-stops>
      </style:paragraph-properties>
      <style:text-properties style:font-name="Arial" style:font-name-complex="Arial"/>
    </style:style>
    <style:style style:name="P1162" style:parent-style-name="Normal" style:family="paragraph">
      <style:paragraph-properties>
        <style:tab-stops>
          <style:tab-stop style:type="left" style:position="2.3159in"/>
        </style:tab-stops>
      </style:paragraph-properties>
    </style:style>
    <style:style style:name="P1163" style:parent-style-name="Normal" style:family="paragraph">
      <style:paragraph-properties>
        <style:tab-stops>
          <style:tab-stop style:type="left" style:position="2.3159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bookmark-start text:name="_Hlk105490083"/>CU-001</text:p>
          </table:table-cell>
          <table:table-cell table:style-name="TableCell7">
            <text:p text:style-name="P8">Funcionalidad General</text:p>
          </table:table-cell>
        </table:table-row>
        <table:table-row table:style-name="TableRow9">
          <table:table-cell table:style-name="TableCell10">
            <text:p text:style-name="P11">Versión</text:p>
          </table:table-cell>
          <table:table-cell table:style-name="TableCell12">
            <text:p text:style-name="P13">1.0(29/04/2022)</text:p>
          </table:table-cell>
        </table:table-row>
        <table:table-row table:style-name="TableRow14">
          <table:table-cell table:style-name="TableCell15">
            <text:p text:style-name="P16">Dependencias</text:p>
          </table:table-cell>
          <table:table-cell table:style-name="TableCell17">
            <text:list text:style-name="LFO1" text:continue-numbering="true">
              <text:list-item>
                <text:p text:style-name="P18">1.Personalización del perfil en web.</text:p>
              </text:list-item>
              <text:list-item>
                <text:p text:style-name="P19">2.Gestión del temario dispuesto en la base de datos.</text:p>
              </text:list-item>
              <text:list-item>
                <text:p text:style-name="P20">3.Gestión de los ejercicios resueltos en la base de datos.</text:p>
              </text:list-item>
              <text:list-item>
                <text:p text:style-name="P21">4.Gestión de los<text:s/>ejercicios dispuestos en la base de datos.</text:p>
              </text:list-item>
              <text:list-item>
                <text:p text:style-name="P22">5.Gestion de tiempo de descanso.</text:p>
              </text:list-item>
            </text:list>
            <text:p text:style-name="P23"><text:s text:c="6"/></text:p>
          </table:table-cell>
        </table:table-row>
        <table:table-row table:style-name="TableRow24">
          <table:table-cell table:style-name="TableCell25">
            <text:p text:style-name="P26">Precondición</text:p>
          </table:table-cell>
          <table:table-cell table:style-name="TableCell27">
            <text:p text:style-name="P28">El usuario de la web ha de estar registrado con un identificador único para poder acceder a la información general de la web y a todos sus<text:s/>funcionalidades y personalización.</text:p>
          </table:table-cell>
        </table:table-row>
        <table:table-row table:style-name="TableRow29">
          <table:table-cell table:style-name="TableCell30">
            <text:p text:style-name="P31">Descripción</text:p>
          </table:table-cell>
          <table:table-cell table:style-name="TableCell32">
            <text:p text:style-name="P33">El sistema deberá comportarse como de describe en el siguiente caso de uso cuando el usuario de la aplicación acceda a la web y use la funcionalidad de esta.</text:p>
          </table:table-cell>
        </table:table-row>
        <table:table-row table:style-name="TableRow34">
          <table:table-cell table:style-name="TableCell35">
            <text:p text:style-name="P36">Secuencia<text:s/></text:p>
            <text:p text:style-name="P37"><text:span text:style-name="T38">normal</text:span></text:p>
          </table:table-cell>
          <table:table-cell table:style-name="TableCell39">
            <table:table table:style-name="Table40">
              <table:table-columns>
                <table:table-column table:style-name="TableColumn41"/>
                <table:table-column table:style-name="TableColumn42"/>
              </table:table-columns>
              <table:table-row table:style-name="TableRow43">
                <table:table-cell table:style-name="TableCell44">
                  <text:p text:style-name="P45">Paso</text:p>
                </table:table-cell>
                <table:table-cell table:style-name="TableCell46">
                  <text:p text:style-name="P47">Acción<text:s/></text:p>
                </table:table-cell>
              </table:table-row>
              <table:table-row table:style-name="TableRow48">
                <table:table-cell table:style-name="TableCell49">
                  <text:p text:style-name="P50"><text:s text:c="3"/>1</text:p>
                </table:table-cell>
                <table:table-cell table:style-name="TableCell51">
                  <text:p text:style-name="P52">El<text:s/>usuario acede a la aplicación.</text:p>
                  <text:p text:style-name="P53"/>
                </table:table-cell>
              </table:table-row>
              <table:table-row table:style-name="TableRow54">
                <table:table-cell table:style-name="TableCell55">
                  <text:p text:style-name="P56"><text:s text:c="4"/>2</text:p>
                </table:table-cell>
                <table:table-cell table:style-name="TableCell57">
                  <text:p text:style-name="P58">Tras acceder a la aplicación la web le solicita que se identifique en la misma.</text:p>
                </table:table-cell>
              </table:table-row>
              <table:table-row table:style-name="TableRow59">
                <table:table-cell table:style-name="TableCell60">
                  <text:p text:style-name="P61"><text:s text:c="4"/>3</text:p>
                </table:table-cell>
                <table:table-cell table:style-name="TableCell62">
                  <text:p text:style-name="P63">Tras la introducción de nombre de usuario y la contraseña, el sistema comprueba que este este registrado y la contraseña sea<text:s/>correcta.</text:p>
                </table:table-cell>
              </table:table-row>
              <table:table-row table:style-name="TableRow64">
                <table:table-cell table:style-name="TableCell65">
                  <text:p text:style-name="P66"><text:s text:c="4"/>4</text:p>
                </table:table-cell>
                <table:table-cell table:style-name="TableCell67">
                  <text:p text:style-name="P68"><text:span text:style-name="T69">El usuario tras acceder a la pestaña de personalización selecciona los aspectos de configuración que más se adecuen a sus características.</text:span></text:p>
                </table:table-cell>
              </table:table-row>
              <table:table-row table:style-name="TableRow70">
                <table:table-cell table:style-name="TableCell71">
                  <text:p text:style-name="P72"><text:s text:c="4"/>5</text:p>
                </table:table-cell>
                <table:table-cell table:style-name="TableCell73">
                  <text:p text:style-name="P74">Se le predispone el temario de Python, ejercicios resueltos y ejercicios para la práctica.</text:p>
                </table:table-cell>
              </table:table-row>
              <table:table-row table:style-name="TableRow75">
                <table:table-cell table:style-name="TableCell76">
                  <text:p text:style-name="P77"><text:s/><text:s text:c="3"/>6</text:p>
                </table:table-cell>
                <table:table-cell table:style-name="TableCell78">
                  <text:p text:style-name="P79">Se realizan pausas de un determinado periodo de tiempo, y durante un determinado periodo configurado por el usuario.</text:p>
                </table:table-cell>
              </table:table-row>
              <table:table-row table:style-name="TableRow80">
                <table:table-cell table:style-name="TableCell81">
                  <text:p text:style-name="P82"><text:s text:c="4"/>7</text:p>
                </table:table-cell>
                <table:table-cell table:style-name="TableCell83">
                  <text:p text:style-name="P84">Durante este determinado periodo de pausa se le disponen al usuario unos determinados procesos de ocio o descanso relacionados<text:s/>con el temario.</text:p>
                </table:table-cell>
              </table:table-row>
              <table:table-row table:style-name="TableRow85">
                <table:table-cell table:style-name="TableCell86">
                  <text:p text:style-name="P87"><text:s text:c="4"/>8</text:p>
                </table:table-cell>
                <table:table-cell table:style-name="TableCell88">
                  <text:p text:style-name="P89">Tras determinada cantidad de temario procesado, se predisponen, ejercicios tipo examen.</text:p>
                </table:table-cell>
              </table:table-row>
              <table:table-row table:style-name="TableRow90">
                <table:table-cell table:style-name="TableCell91">
                  <text:p text:style-name="P92"><text:s text:c="4"/>9</text:p>
                </table:table-cell>
                <table:table-cell table:style-name="TableCell93">
                  <text:p text:style-name="P94">El usuario también puede acceder a la pestaña de foro donde los usuarios pueden hablar entre ellos y solucionar dudas o dar<text:s/>sugerencias para la optimización de la web.</text:p>
                </table:table-cell>
              </table:table-row>
            </table:table>
            <text:p text:style-name="P95"/>
          </table:table-cell>
        </table:table-row>
        <table:table-row table:style-name="TableRow96">
          <table:table-cell table:style-name="TableCell97">
            <text:p text:style-name="P98">Postcondición</text:p>
          </table:table-cell>
          <table:table-cell table:style-name="TableCell99">
            <text:p text:style-name="P100">El avance del temario y en la realización de los ejercicios propuestos quedan registrados en la aplicación al igual que la personalización de este.</text:p>
          </table:table-cell>
        </table:table-row>
        <table:table-row table:style-name="TableRow101">
          <table:table-cell table:style-name="TableCell102">
            <text:p text:style-name="P103">Excepciones</text:p>
          </table:table-cell>
          <table:table-cell table:style-name="TableCell104">
            <table:table table:style-name="Table105">
              <table:table-columns>
                <table:table-column table:style-name="TableColumn106"/>
                <table:table-column table:style-name="TableColumn107"/>
              </table:table-columns>
              <table:table-row table:style-name="TableRow108">
                <table:table-cell table:style-name="TableCell109">
                  <text:p text:style-name="P110">Paso</text:p>
                </table:table-cell>
                <table:table-cell table:style-name="TableCell111">
                  <text:p text:style-name="P112">Acción</text:p>
                </table:table-cell>
              </table:table-row>
              <table:table-row table:style-name="TableRow113">
                <table:table-cell table:style-name="TableCell114">
                  <text:p text:style-name="P115"><text:s text:c="2"/>1</text:p>
                </table:table-cell>
                <table:table-cell table:style-name="TableCell116">
                  <text:p text:style-name="P117">No estar<text:s/>registrado en el sistema.</text:p>
                </table:table-cell>
              </table:table-row>
              <table:table-row table:style-name="TableRow118">
                <table:table-cell table:style-name="TableCell119">
                  <text:p text:style-name="P120"><text:s text:c="2"/>2</text:p>
                </table:table-cell>
                <table:table-cell table:style-name="TableCell121">
                  <text:p text:style-name="P122">Error al introducir usuario, contraseña o ambas.</text:p>
                </table:table-cell>
              </table:table-row>
              <table:table-row table:style-name="TableRow123">
                <table:table-cell table:style-name="TableCell124">
                  <text:p text:style-name="P125"><text:s text:c="2"/>3</text:p>
                </table:table-cell>
                <table:table-cell table:style-name="TableCell126">
                  <text:p text:style-name="P127">No seleccionar la personalización de la aplicación.</text:p>
                </table:table-cell>
              </table:table-row>
              <table:table-row table:style-name="TableRow128">
                <table:table-cell table:style-name="TableCell129">
                  <text:p text:style-name="P130"><text:s text:c="2"/>4</text:p>
                </table:table-cell>
                <table:table-cell table:style-name="TableCell131">
                  <text:p text:style-name="P132">Dejar vacío los ejercicios a la hora de entregarlos.</text:p>
                </table:table-cell>
              </table:table-row>
            </table:table>
            <text:p text:style-name="P133"/>
          </table:table-cell>
        </table:table-row>
        <table:table-row table:style-name="TableRow134">
          <table:table-cell table:style-name="TableCell135">
            <text:p text:style-name="P136">Comentarios</text:p>
          </table:table-cell>
          <table:table-cell table:style-name="TableCell137">
            <text:p text:style-name="P138">La personalización del formato de la<text:s/>aplicación es modificable en cualquier punto de avance en el temario.</text:p>
          </table:table-cell>
        </table:table-row>
      </table:table>
      <text:p text:style-name="P139"/>
      <table:table table:style-name="Table140">
        <table:table-columns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>
            <text:p text:style-name="P145"><text:bookmark-end text:name="_Hlk105490083"/><text:soft-page-break/>CU-002</text:p>
          </table:table-cell>
          <table:table-cell table:style-name="TableCell146">
            <text:p text:style-name="P147">Registrar usuario</text:p>
          </table:table-cell>
        </table:table-row>
        <table:table-row table:style-name="TableRow148">
          <table:table-cell table:style-name="TableCell149">
            <text:p text:style-name="P150">Versión<text:s/></text:p>
          </table:table-cell>
          <table:table-cell table:style-name="TableCell151">
            <text:p text:style-name="P152">1.0(29/04/2022)</text:p>
          </table:table-cell>
        </table:table-row>
        <table:table-row table:style-name="TableRow153">
          <table:table-cell table:style-name="TableCell154">
            <text:p text:style-name="P155">Dependencias</text:p>
          </table:table-cell>
          <table:table-cell table:style-name="TableCell156">
            <text:list text:style-name="LFO2" text:continue-numbering="true">
              <text:list-item>
                <text:p text:style-name="P157">1.Registrar a los usuarios en la base de datos de la aplicación.</text:p>
              </text:list-item>
            </text:list>
          </table:table-cell>
        </table:table-row>
        <table:table-row table:style-name="TableRow158">
          <table:table-cell table:style-name="TableCell159">
            <text:p text:style-name="P160">Precondición<text:s/></text:p>
          </table:table-cell>
          <table:table-cell table:style-name="TableCell161">
            <text:p text:style-name="P162">El usuario debe acceder a la<text:s/>aplicación antes de comenzar el proceso de registro.</text:p>
          </table:table-cell>
        </table:table-row>
        <table:table-row table:style-name="TableRow163">
          <table:table-cell table:style-name="TableCell164">
            <text:p text:style-name="P165">Descripción<text:s/></text:p>
          </table:table-cell>
          <table:table-cell table:style-name="TableCell166">
            <text:p text:style-name="P167">El sistema deberá comportarse como de describe en el siguiente caso de uso cuando el usuario de la aplicación acceda a la web y dese registrarse.</text:p>
          </table:table-cell>
        </table:table-row>
        <table:table-row table:style-name="TableRow168">
          <table:table-cell table:style-name="TableCell169">
            <text:p text:style-name="P170">Secuencia</text:p>
            <text:p text:style-name="P171">normal</text:p>
          </table:table-cell>
          <table:table-cell table:style-name="TableCell172">
            <table:table table:style-name="Table173">
              <table:table-columns>
                <table:table-column table:style-name="TableColumn174"/>
                <table:table-column table:style-name="TableColumn175"/>
              </table:table-columns>
              <table:table-row table:style-name="TableRow176">
                <table:table-cell table:style-name="TableCell177">
                  <text:p text:style-name="P178">Paso</text:p>
                </table:table-cell>
                <table:table-cell table:style-name="TableCell179">
                  <text:p text:style-name="P180">Acción</text:p>
                </table:table-cell>
              </table:table-row>
              <table:table-row table:style-name="TableRow181">
                <table:table-cell table:style-name="TableCell182">
                  <text:p text:style-name="P183"><text:s text:c="3"/>1</text:p>
                </table:table-cell>
                <table:table-cell table:style-name="TableCell184">
                  <text:p text:style-name="P185">El<text:s/>usuario accede a la aplicación.</text:p>
                </table:table-cell>
              </table:table-row>
              <table:table-row table:style-name="TableRow186">
                <table:table-cell table:style-name="TableCell187">
                  <text:p text:style-name="P188"><text:s text:c="3"/>2</text:p>
                </table:table-cell>
                <table:table-cell table:style-name="TableCell189">
                  <text:p text:style-name="P190">El usuario procede a la pestaña de registro.</text:p>
                </table:table-cell>
              </table:table-row>
              <table:table-row table:style-name="TableRow191">
                <table:table-cell table:style-name="TableCell192">
                  <text:p text:style-name="P193"><text:s text:c="3"/>3</text:p>
                </table:table-cell>
                <table:table-cell table:style-name="TableCell194">
                  <text:p text:style-name="P195">El usuario cumplimenta el formulario de registro.</text:p>
                </table:table-cell>
              </table:table-row>
              <table:table-row table:style-name="TableRow196">
                <table:table-cell table:style-name="TableCell197">
                  <text:p text:style-name="P198"><text:s text:c="3"/>4</text:p>
                </table:table-cell>
                <table:table-cell table:style-name="TableCell199">
                  <text:p text:style-name="P200">El usuario presiona el botón de registrar.</text:p>
                </table:table-cell>
              </table:table-row>
              <table:table-row table:style-name="TableRow201">
                <table:table-cell table:style-name="TableCell202">
                  <text:p text:style-name="P203"><text:s text:c="3"/>5</text:p>
                </table:table-cell>
                <table:table-cell table:style-name="TableCell204">
                  <text:p text:style-name="P205">El sistema comprueba que los datos del usuario sean<text:s/>correctos.</text:p>
                </table:table-cell>
              </table:table-row>
              <table:table-row table:style-name="TableRow206">
                <table:table-cell table:style-name="TableCell207">
                  <text:p text:style-name="P208"><text:s text:c="3"/>6</text:p>
                </table:table-cell>
                <table:table-cell table:style-name="TableCell209">
                  <text:p text:style-name="P210">Se registra los datos de usuario en el sistema.</text:p>
                </table:table-cell>
              </table:table-row>
            </table:table>
            <text:p text:style-name="P211"/>
          </table:table-cell>
        </table:table-row>
        <table:table-row table:style-name="TableRow212">
          <table:table-cell table:style-name="TableCell213">
            <text:p text:style-name="P214">Postcondición</text:p>
          </table:table-cell>
          <table:table-cell table:style-name="TableCell215">
            <text:p text:style-name="P216">Al salir de la aplicación, una ver registrado, la información del usuario queda registrado en el sistema.</text:p>
          </table:table-cell>
        </table:table-row>
        <table:table-row table:style-name="TableRow217">
          <table:table-cell table:style-name="TableCell218">
            <text:p text:style-name="P219">Excepciones</text:p>
          </table:table-cell>
          <table:table-cell table:style-name="TableCell220">
            <table:table table:style-name="Table221">
              <table:table-columns>
                <table:table-column table:style-name="TableColumn222"/>
                <table:table-column table:style-name="TableColumn223"/>
              </table:table-columns>
              <table:table-row table:style-name="TableRow224">
                <table:table-cell table:style-name="TableCell225">
                  <text:p text:style-name="P226">Paso</text:p>
                </table:table-cell>
                <table:table-cell table:style-name="TableCell227">
                  <text:p text:style-name="P228">Acción</text:p>
                </table:table-cell>
              </table:table-row>
              <table:table-row table:style-name="TableRow229">
                <table:table-cell table:style-name="TableCell230">
                  <text:p text:style-name="P231"><text:s text:c="3"/>1</text:p>
                </table:table-cell>
                <table:table-cell table:style-name="TableCell232">
                  <text:p text:style-name="P233">El usuario presiona el botón de<text:s/>acceder sin estar registrado.</text:p>
                  <table:table table:style-name="Table234">
                    <table:table-columns>
                      <table:table-column table:style-name="TableColumn235"/>
                      <table:table-column table:style-name="TableColumn236"/>
                    </table:table-columns>
                    <table:table-row table:style-name="TableRow237">
                      <table:table-cell table:style-name="TableCell238">
                        <text:p text:style-name="P239">E1.1</text:p>
                      </table:table-cell>
                      <table:table-cell table:style-name="TableCell240">
                        <text:p text:style-name="P241">El sistema comprueba los campos de acceso.</text:p>
                      </table:table-cell>
                    </table:table-row>
                    <table:table-row table:style-name="TableRow242">
                      <table:table-cell table:style-name="TableCell243">
                        <text:p text:style-name="P244">E1.2</text:p>
                      </table:table-cell>
                      <table:table-cell table:style-name="TableCell245">
                        <text:p text:style-name="P246">El sistema muestra una ventana de alerta donde se le “ERROR, USUARIO NO REGISTRADO”</text:p>
                      </table:table-cell>
                    </table:table-row>
                    <table:table-row table:style-name="TableRow247">
                      <table:table-cell table:style-name="TableCell248">
                        <text:p text:style-name="P249">E1.3</text:p>
                      </table:table-cell>
                      <table:table-cell table:style-name="TableCell250">
                        <text:p text:style-name="P251">Se redirige al usuario a la venta de acceso de nuevo.</text:p>
                      </table:table-cell>
                    </table:table-row>
                  </table:table>
                  <text:p text:style-name="P252"/>
                </table:table-cell>
              </table:table-row>
              <table:table-row table:style-name="TableRow253">
                <table:table-cell table:style-name="TableCell254">
                  <text:p text:style-name="P255"><text:s text:c="3"/>2</text:p>
                </table:table-cell>
                <table:table-cell table:style-name="TableCell256">
                  <text:p text:style-name="P257">El usuario deja en<text:s/>blanco o sin cumplimentar uno o varios campos de registro.</text:p>
                  <table:table table:style-name="Table258">
                    <table:table-columns>
                      <table:table-column table:style-name="TableColumn259"/>
                      <table:table-column table:style-name="TableColumn260"/>
                    </table:table-columns>
                    <table:table-row table:style-name="TableRow261">
                      <table:table-cell table:style-name="TableCell262">
                        <text:p text:style-name="P263">E2.1</text:p>
                      </table:table-cell>
                      <table:table-cell table:style-name="TableCell264">
                        <text:p text:style-name="P265">El sistema comprueba que todos los campos estén cumplimentados.</text:p>
                      </table:table-cell>
                    </table:table-row>
                    <table:table-row table:style-name="TableRow266">
                      <table:table-cell table:style-name="TableCell267">
                        <text:p text:style-name="P268">E2.2</text:p>
                      </table:table-cell>
                      <table:table-cell table:style-name="TableCell269">
                        <text:p text:style-name="P270">El sistema recarga el formulario de registro.</text:p>
                      </table:table-cell>
                    </table:table-row>
                    <table:table-row table:style-name="TableRow271">
                      <table:table-cell table:style-name="TableCell272">
                        <text:p text:style-name="P273">E2.3</text:p>
                      </table:table-cell>
                      <table:table-cell table:style-name="TableCell274">
                        <text:p text:style-name="P275">Se muestra una venta donde me muestra “Campo vacío”.</text:p>
                      </table:table-cell>
                    </table:table-row>
                  </table:table>
                  <text:p text:style-name="P276"/>
                </table:table-cell>
              </table:table-row>
              <table:table-row table:style-name="TableRow277">
                <table:table-cell table:style-name="TableCell278">
                  <text:p text:style-name="P279"><text:s text:c="3"/>3</text:p>
                </table:table-cell>
                <table:table-cell table:style-name="TableCell280">
                  <text:p text:style-name="P281">El<text:s/>usuario cumplimenta los campos ya estando registrado en el sistema.</text:p>
                  <table:table table:style-name="Table282">
                    <table:table-columns>
                      <table:table-column table:style-name="TableColumn283"/>
                      <table:table-column table:style-name="TableColumn284"/>
                    </table:table-columns>
                    <table:table-row table:style-name="TableRow285">
                      <table:table-cell table:style-name="TableCell286">
                        <text:p text:style-name="P287">E3.1</text:p>
                      </table:table-cell>
                      <table:table-cell table:style-name="TableCell288">
                        <text:p text:style-name="P289">El sistema comprueba los datos del usuario.</text:p>
                      </table:table-cell>
                    </table:table-row>
                    <table:table-row table:style-name="TableRow290">
                      <table:table-cell table:style-name="TableCell291">
                        <text:p text:style-name="P292">E3.2</text:p>
                      </table:table-cell>
                      <table:table-cell table:style-name="TableCell293">
                        <text:p text:style-name="P294">El sistema recarga el formulario de registro.</text:p>
                      </table:table-cell>
                    </table:table-row>
                    <table:table-row table:style-name="TableRow295">
                      <table:table-cell table:style-name="TableCell296">
                        <text:p text:style-name="P297">E3.3</text:p>
                      </table:table-cell>
                      <table:table-cell table:style-name="TableCell298">
                        <text:p text:style-name="P299">Se muestra un mensaje donde se ve “ERROR, USUARIO YA REGISTRADO”.</text:p>
                      </table:table-cell>
                    </table:table-row>
                  </table:table>
                  <text:p text:style-name="P300"/>
                </table:table-cell>
              </table:table-row>
              <table:table-row table:style-name="TableRow301">
                <table:table-cell table:style-name="TableCell302">
                  <text:p text:style-name="P303"><text:s text:c="3"/>4</text:p>
                </table:table-cell>
                <table:table-cell table:style-name="TableCell304">
                  <text:p text:style-name="P305">El<text:s/>usuario usa el nombre de usuario que otro usuario ha registrado antes.</text:p>
                  <table:table table:style-name="Table306">
                    <table:table-columns>
                      <table:table-column table:style-name="TableColumn307"/>
                      <table:table-column table:style-name="TableColumn308"/>
                    </table:table-columns>
                    <table:table-row table:style-name="TableRow309">
                      <table:table-cell table:style-name="TableCell310">
                        <text:p text:style-name="P311">E4.1</text:p>
                      </table:table-cell>
                      <table:table-cell table:style-name="TableCell312">
                        <text:p text:style-name="P313">El sistema comprueba el nombre de usuario.<text:s/></text:p>
                      </table:table-cell>
                    </table:table-row>
                    <table:table-row table:style-name="TableRow314">
                      <table:table-cell table:style-name="TableCell315">
                        <text:p text:style-name="P316">E4.2</text:p>
                      </table:table-cell>
                      <table:table-cell table:style-name="TableCell317">
                        <text:p text:style-name="P318">El sistema recarga el formulario de registro.</text:p>
                      </table:table-cell>
                    </table:table-row>
                    <table:table-row table:style-name="TableRow319">
                      <table:table-cell table:style-name="TableCell320">
                        <text:p text:style-name="P321">E4.3</text:p>
                      </table:table-cell>
                      <table:table-cell table:style-name="TableCell322">
                        <text:p text:style-name="P323">Se muestra un mensaje donde se lee” Nombre de usuario ya<text:s/>registrado”.</text:p>
                      </table:table-cell>
                    </table:table-row>
                  </table:table>
                  <text:p text:style-name="P324"/>
                </table:table-cell>
              </table:table-row>
              <table:table-row table:style-name="TableRow325">
                <table:table-cell table:style-name="TableCell326">
                  <text:p text:style-name="P327"><text:s text:c="3"/>5</text:p>
                </table:table-cell>
                <table:table-cell table:style-name="TableCell328">
                  <text:p text:style-name="P329">El usuario se equivoca a la hora de introducir determinados datos.</text:p>
                  <table:table table:style-name="Table330">
                    <table:table-columns>
                      <table:table-column table:style-name="TableColumn331"/>
                      <table:table-column table:style-name="TableColumn332"/>
                    </table:table-columns>
                    <table:table-row table:style-name="TableRow333">
                      <table:table-cell table:style-name="TableCell334">
                        <text:p text:style-name="P335">E5.1</text:p>
                      </table:table-cell>
                      <table:table-cell table:style-name="TableCell336">
                        <text:p text:style-name="P337">Una vez registrado, el usuario accede a su perfil.</text:p>
                      </table:table-cell>
                    </table:table-row>
                    <table:table-row table:style-name="TableRow338">
                      <table:table-cell table:style-name="TableCell339">
                        <text:p text:style-name="P340">E5.2</text:p>
                      </table:table-cell>
                      <table:table-cell table:style-name="TableCell341">
                        <text:p text:style-name="P342">Dentro del perfil puede cambiar sus datos.</text:p>
                      </table:table-cell>
                    </table:table-row>
                  </table:table>
                  <text:p text:style-name="P343"/>
                </table:table-cell>
              </table:table-row>
            </table:table>
            <text:p text:style-name="P344"/>
          </table:table-cell>
        </table:table-row>
        <table:table-row table:style-name="TableRow345">
          <table:table-cell table:style-name="TableCell346">
            <text:p text:style-name="P347">Comentarios</text:p>
          </table:table-cell>
          <table:table-cell table:style-name="TableCell348">
            <text:p text:style-name="P349">Cada usuario tiene un<text:s/>identificador único dentro de la base de datos.</text:p>
          </table:table-cell>
        </table:table-row>
      </table:table>
      <text:p text:style-name="Normal"/>
      <table:table table:style-name="Table350">
        <table:table-columns>
          <table:table-column table:style-name="TableColumn351"/>
          <table:table-column table:style-name="TableColumn352"/>
        </table:table-columns>
        <table:table-row table:style-name="TableRow353">
          <table:table-cell table:style-name="TableCell354">
            <text:p text:style-name="P355">CU-003</text:p>
          </table:table-cell>
          <table:table-cell table:style-name="TableCell356">
            <text:p text:style-name="P357">Acceso a la web</text:p>
          </table:table-cell>
        </table:table-row>
        <table:table-row table:style-name="TableRow358">
          <table:table-cell table:style-name="TableCell359">
            <text:p text:style-name="P360">Versión</text:p>
            <text:p text:style-name="P361"/>
          </table:table-cell>
          <table:table-cell table:style-name="TableCell362">
            <text:p text:style-name="P363">1.0(29/04/2022)</text:p>
          </table:table-cell>
        </table:table-row>
        <table:table-row table:style-name="TableRow364">
          <table:table-cell table:style-name="TableCell365">
            <text:p text:style-name="P366">Dependencias</text:p>
            <text:p text:style-name="P367"/>
          </table:table-cell>
          <table:table-cell table:style-name="TableCell368">
            <text:p text:style-name="P369">1.Permitir el acceso de los usuarios a la aplicación.</text:p>
          </table:table-cell>
        </table:table-row>
        <table:table-row table:style-name="TableRow370">
          <table:table-cell table:style-name="TableCell371">
            <text:p text:style-name="P372">Precondición</text:p>
            <text:p text:style-name="P373"><text:s/></text:p>
          </table:table-cell>
          <table:table-cell table:style-name="TableCell374">
            <text:p text:style-name="P375">El usuario tiene que acceder a la aplicación y estar<text:s/>registrado previamente.</text:p>
          </table:table-cell>
        </table:table-row>
        <table:table-row table:style-name="TableRow376">
          <table:table-cell table:style-name="TableCell377">
            <text:p text:style-name="P378">Descripción<text:s/></text:p>
          </table:table-cell>
          <table:table-cell table:style-name="TableCell379">
            <text:p text:style-name="P380">El sistema deberá comportarse como de describe en el siguiente caso de uso cuando el usuario desee acceder a la aplicación.</text:p>
          </table:table-cell>
        </table:table-row>
        <table:table-row table:style-name="TableRow381">
          <table:table-cell table:style-name="TableCell382">
            <text:p text:style-name="P383">Secuencia</text:p>
            <text:p text:style-name="P384">normal</text:p>
          </table:table-cell>
          <table:table-cell table:style-name="TableCell385">
            <table:table table:style-name="Table386">
              <table:table-columns>
                <table:table-column table:style-name="TableColumn387"/>
                <table:table-column table:style-name="TableColumn388"/>
              </table:table-columns>
              <table:table-row table:style-name="TableRow389">
                <table:table-cell table:style-name="TableCell390">
                  <text:p text:style-name="P391">Paso</text:p>
                </table:table-cell>
                <table:table-cell table:style-name="TableCell392">
                  <text:p text:style-name="P393">Acción</text:p>
                </table:table-cell>
              </table:table-row>
              <table:table-row table:style-name="TableRow394">
                <table:table-cell table:style-name="TableCell395">
                  <text:p text:style-name="P396"><text:s text:c="3"/>1</text:p>
                </table:table-cell>
                <table:table-cell table:style-name="TableCell397">
                  <text:p text:style-name="P398">El usuario accede a la aplicación donde la ventana de<text:s/>inicio es el formulario de acceso.</text:p>
                </table:table-cell>
              </table:table-row>
              <table:table-row table:style-name="TableRow399">
                <table:table-cell table:style-name="TableCell400">
                  <text:p text:style-name="P401"><text:s text:c="3"/>2</text:p>
                </table:table-cell>
                <table:table-cell table:style-name="TableCell402">
                  <text:p text:style-name="P403">El usuario cumplimenta correctamente el nombre y la contraseña y presiona el botón de acceso.</text:p>
                </table:table-cell>
              </table:table-row>
            </table:table>
            <text:p text:style-name="P404"/>
          </table:table-cell>
        </table:table-row>
        <table:table-row table:style-name="TableRow405">
          <table:table-cell table:style-name="TableCell406">
            <text:p text:style-name="P407">Postcondición</text:p>
            <text:p text:style-name="P408"/>
          </table:table-cell>
          <table:table-cell table:style-name="TableCell409">
            <text:p text:style-name="P410">El usuario accede a la web.</text:p>
          </table:table-cell>
        </table:table-row>
        <table:table-row table:style-name="TableRow411">
          <table:table-cell table:style-name="TableCell412">
            <text:p text:style-name="P413">Excepciones<text:s/></text:p>
          </table:table-cell>
          <table:table-cell table:style-name="TableCell414">
            <table:table table:style-name="Table415">
              <table:table-columns>
                <table:table-column table:style-name="TableColumn416"/>
                <table:table-column table:style-name="TableColumn417"/>
              </table:table-columns>
              <table:table-row table:style-name="TableRow418">
                <table:table-cell table:style-name="TableCell419">
                  <text:p text:style-name="P420">Paso</text:p>
                </table:table-cell>
                <table:table-cell table:style-name="TableCell421">
                  <text:p text:style-name="P422">Acción</text:p>
                </table:table-cell>
              </table:table-row>
              <table:table-row table:style-name="TableRow423">
                <table:table-cell table:style-name="TableCell424">
                  <text:p text:style-name="P425"><text:s text:c="3"/>1</text:p>
                </table:table-cell>
                <table:table-cell table:style-name="TableCell426">
                  <text:p text:style-name="P427">El usuario no cumplimenta los campos y<text:s/>presiona previamente el botón de acceso.</text:p>
                  <table:table table:style-name="Table428">
                    <table:table-columns>
                      <table:table-column table:style-name="TableColumn429"/>
                      <table:table-column table:style-name="TableColumn430"/>
                    </table:table-columns>
                    <table:table-row table:style-name="TableRow431">
                      <table:table-cell table:style-name="TableCell432">
                        <text:p text:style-name="P433">E1.1</text:p>
                      </table:table-cell>
                      <table:table-cell table:style-name="TableCell434">
                        <text:p text:style-name="P435">El sistema comprueba que los campos estén correctamente cumplimentados.</text:p>
                      </table:table-cell>
                    </table:table-row>
                    <table:table-row table:style-name="TableRow436">
                      <table:table-cell table:style-name="TableCell437">
                        <text:p text:style-name="P438">E1.2</text:p>
                      </table:table-cell>
                      <table:table-cell table:style-name="TableCell439">
                        <text:p text:style-name="P440">Se recarga el formulario de acceso.</text:p>
                      </table:table-cell>
                    </table:table-row>
                    <table:table-row table:style-name="TableRow441">
                      <table:table-cell table:style-name="TableCell442">
                        <text:p text:style-name="P443">E1.3</text:p>
                      </table:table-cell>
                      <table:table-cell table:style-name="TableCell444">
                        <text:p text:style-name="P445">Se muestra un mensaje donde se lee” campo vacío”<text:s/></text:p>
                      </table:table-cell>
                    </table:table-row>
                  </table:table>
                  <text:p text:style-name="P446"/>
                </table:table-cell>
              </table:table-row>
              <table:table-row table:style-name="TableRow447">
                <table:table-cell table:style-name="TableCell448">
                  <text:p text:style-name="P449"><text:s text:c="3"/>2</text:p>
                </table:table-cell>
                <table:table-cell table:style-name="TableCell450">
                  <text:p text:style-name="P451">El usuario<text:s/>cumplimenta de manera errónea el nombre de usuario, la contraseña o ambos.</text:p>
                  <table:table table:style-name="Table452">
                    <table:table-columns>
                      <table:table-column table:style-name="TableColumn453"/>
                      <table:table-column table:style-name="TableColumn454"/>
                    </table:table-columns>
                    <table:table-row table:style-name="TableRow455">
                      <table:table-cell table:style-name="TableCell456">
                        <text:p text:style-name="P457">E2.1</text:p>
                      </table:table-cell>
                      <table:table-cell table:style-name="TableCell458">
                        <text:p text:style-name="P459">El sistema comprueba que los campos estén registrados en la base de datos de usuario.</text:p>
                      </table:table-cell>
                    </table:table-row>
                    <table:table-row table:style-name="TableRow460">
                      <table:table-cell table:style-name="TableCell461">
                        <text:p text:style-name="P462">E2.2</text:p>
                      </table:table-cell>
                      <table:table-cell table:style-name="TableCell463">
                        <text:p text:style-name="P464">Se recarga el formulario de acceso.</text:p>
                      </table:table-cell>
                    </table:table-row>
                    <table:table-row table:style-name="TableRow465">
                      <table:table-cell table:style-name="TableCell466">
                        <text:p text:style-name="P467">E2.3</text:p>
                      </table:table-cell>
                      <table:table-cell table:style-name="TableCell468">
                        <text:p text:style-name="P469">Se muestra un mensaje que pone” error al<text:s/>acceso, nombre o contraseña erróneos ”.</text:p>
                      </table:table-cell>
                    </table:table-row>
                  </table:table>
                  <text:p text:style-name="P470"/>
                </table:table-cell>
              </table:table-row>
              <table:table-row table:style-name="TableRow471">
                <table:table-cell table:style-name="TableCell472">
                  <text:p text:style-name="P473"><text:s text:c="3"/>3</text:p>
                </table:table-cell>
                <table:table-cell table:style-name="TableCell474">
                  <text:p text:style-name="P475">Error del sistema al cargar la información del temario.</text:p>
                  <table:table table:style-name="Table476">
                    <table:table-columns>
                      <table:table-column table:style-name="TableColumn477"/>
                      <table:table-column table:style-name="TableColumn478"/>
                    </table:table-columns>
                    <table:table-row table:style-name="TableRow479">
                      <table:table-cell table:style-name="TableCell480">
                        <text:p text:style-name="P481">E3.1</text:p>
                      </table:table-cell>
                      <table:table-cell table:style-name="TableCell482">
                        <text:p text:style-name="P483">Se recarga el formulario de acceso.</text:p>
                      </table:table-cell>
                    </table:table-row>
                    <table:table-row table:style-name="TableRow484">
                      <table:table-cell table:style-name="TableCell485">
                        <text:p text:style-name="P486">E3.2</text:p>
                      </table:table-cell>
                      <table:table-cell table:style-name="TableCell487">
                        <text:p text:style-name="P488">Se muestra un mensaje que pone “Error al cargar los datos, inténtelo de nuevo más tarde”</text:p>
                      </table:table-cell>
                    </table:table-row>
                  </table:table>
                  <text:p text:style-name="P489"/>
                </table:table-cell>
              </table:table-row>
            </table:table>
            <text:p text:style-name="P490"/>
          </table:table-cell>
        </table:table-row>
        <table:table-row table:style-name="TableRow491">
          <table:table-cell table:style-name="TableCell492">
            <text:p text:style-name="P493">Comentarios</text:p>
          </table:table-cell>
          <table:table-cell table:style-name="TableCell494">
            <text:p text:style-name="P495">Los datos del usuario están registrados en la base de datos y se pueden modificar tras el acceso.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96"/>
      <text:p text:style-name="Normal"/>
      <text:p text:style-name="Normal"/>
      <text:p text:style-name="Normal"/>
      <table:table table:style-name="Table497">
        <table:table-columns>
          <table:table-column table:style-name="TableColumn498"/>
          <table:table-column table:style-name="TableColumn499"/>
        </table:table-columns>
        <table:table-row table:style-name="TableRow500">
          <table:table-cell table:style-name="TableCell501">
            <text:p text:style-name="P502">CU-004</text:p>
            <text:p text:style-name="P503"/>
          </table:table-cell>
          <table:table-cell table:style-name="TableCell504">
            <text:p text:style-name="P505">configuración del Usuario</text:p>
          </table:table-cell>
        </table:table-row>
        <table:table-row table:style-name="TableRow506">
          <table:table-cell table:style-name="TableCell507">
            <text:p text:style-name="P508">Versión<text:s/></text:p>
            <text:p text:style-name="P509"/>
          </table:table-cell>
          <table:table-cell table:style-name="TableCell510">
            <text:p text:style-name="P511">1.0(29/04/2022)</text:p>
          </table:table-cell>
        </table:table-row>
        <table:table-row table:style-name="TableRow512">
          <table:table-cell table:style-name="TableCell513">
            <text:p text:style-name="P514">Dependencias</text:p>
          </table:table-cell>
          <table:table-cell table:style-name="TableCell515">
            <text:list text:style-name="LFO2" text:continue-numbering="true">
              <text:list-item>
                <text:p text:style-name="P516">1.Configuracion de perfil.</text:p>
              </text:list-item>
              <text:list-item>
                <text:p text:style-name="P517">2.Configuracion de<text:s/>descansos.</text:p>
              </text:list-item>
            </text:list>
          </table:table-cell>
        </table:table-row>
        <table:table-row table:style-name="TableRow518">
          <table:table-cell table:style-name="TableCell519">
            <text:p text:style-name="P520">Precondición<text:s/></text:p>
          </table:table-cell>
          <table:table-cell table:style-name="TableCell521">
            <text:p text:style-name="P522">El usuario debe estar registrado en el sistema, y debe haber accedido a la aplicación<text:s/></text:p>
            <text:p text:style-name="P523">antes de proceder a la configuración.</text:p>
            <text:p text:style-name="P524"/>
          </table:table-cell>
        </table:table-row>
        <table:table-row table:style-name="TableRow525">
          <table:table-cell table:style-name="TableCell526">
            <text:p text:style-name="P527">Descripción<text:s/></text:p>
          </table:table-cell>
          <table:table-cell table:style-name="TableCell528">
            <text:p text:style-name="P529">El sistema deberá comportarse como de describe en el siguiente caso de uso cuando el<text:s/>usuario desee personalizar las configuraciones de usuarios.</text:p>
            <text:p text:style-name="P530"/>
          </table:table-cell>
        </table:table-row>
        <table:table-row table:style-name="TableRow531">
          <table:table-cell table:style-name="TableCell532">
            <text:p text:style-name="P533">Secuencia</text:p>
            <text:p text:style-name="P534">normal</text:p>
          </table:table-cell>
          <table:table-cell table:style-name="TableCell535">
            <table:table table:style-name="Table536">
              <table:table-columns>
                <table:table-column table:style-name="TableColumn537"/>
                <table:table-column table:style-name="TableColumn538"/>
              </table:table-columns>
              <table:table-row table:style-name="TableRow539">
                <table:table-cell table:style-name="TableCell540">
                  <text:p text:style-name="P541">Paso</text:p>
                </table:table-cell>
                <table:table-cell table:style-name="TableCell542">
                  <text:p text:style-name="P543">Acción</text:p>
                </table:table-cell>
              </table:table-row>
              <table:table-row table:style-name="TableRow544">
                <table:table-cell table:style-name="TableCell545">
                  <text:p text:style-name="P546"><text:s text:c="3"/>1</text:p>
                </table:table-cell>
                <table:table-cell table:style-name="TableCell547">
                  <text:p text:style-name="P548">El usuario accede a la pestaña de configuración.</text:p>
                  <text:p text:style-name="P549"/>
                </table:table-cell>
              </table:table-row>
              <table:table-row table:style-name="TableRow550">
                <table:table-cell table:style-name="TableCell551">
                  <text:p text:style-name="P552"><text:s text:c="3"/>2</text:p>
                </table:table-cell>
                <table:table-cell table:style-name="TableCell553">
                  <text:p text:style-name="P554">El usuario selecciona la configuración y el tiempo de pausa a su preferencia.</text:p>
                  <text:p text:style-name="P555"/>
                </table:table-cell>
              </table:table-row>
              <table:table-row table:style-name="TableRow556">
                <table:table-cell table:style-name="TableCell557">
                  <text:p text:style-name="P558"><text:s text:c="3"/>3</text:p>
                </table:table-cell>
                <table:table-cell table:style-name="TableCell559">
                  <text:p text:style-name="P560">El usuario<text:s/>presiona el botón de aplicar.</text:p>
                  <text:p text:style-name="P561"/>
                </table:table-cell>
              </table:table-row>
            </table:table>
            <text:p text:style-name="P562"/>
          </table:table-cell>
        </table:table-row>
        <table:table-row table:style-name="TableRow563">
          <table:table-cell table:style-name="TableCell564">
            <text:p text:style-name="P565">Postcondición</text:p>
            <text:p text:style-name="P566"/>
          </table:table-cell>
          <table:table-cell table:style-name="TableCell567">
            <text:p text:style-name="P568">Tras aplicarse las preferencias de configuración estas se guardan en el perfil del usuario.</text:p>
          </table:table-cell>
        </table:table-row>
        <table:table-row table:style-name="TableRow569">
          <table:table-cell table:style-name="TableCell570">
            <text:p text:style-name="P571">Excepciones</text:p>
          </table:table-cell>
          <table:table-cell table:style-name="TableCell572">
            <table:table table:style-name="Table573">
              <table:table-columns>
                <table:table-column table:style-name="TableColumn574"/>
                <table:table-column table:style-name="TableColumn575"/>
              </table:table-columns>
              <table:table-row table:style-name="TableRow576">
                <table:table-cell table:style-name="TableCell577">
                  <text:p text:style-name="P578">Paso</text:p>
                </table:table-cell>
                <table:table-cell table:style-name="TableCell579">
                  <text:p text:style-name="P580">Acción</text:p>
                </table:table-cell>
              </table:table-row>
              <table:table-row table:style-name="TableRow581">
                <table:table-cell table:style-name="TableCell582">
                  <text:p text:style-name="P583"><text:s text:c="3"/>1</text:p>
                </table:table-cell>
                <table:table-cell table:style-name="TableCell584">
                  <text:p text:style-name="P585">El usuario presiona el botón de aplicar sin seleccionar ningún campo.</text:p>
                  <table:table table:style-name="Table586">
                    <table:table-columns>
                      <table:table-column table:style-name="TableColumn587"/>
                      <table:table-column table:style-name="TableColumn588"/>
                    </table:table-columns>
                    <table:table-row table:style-name="TableRow589">
                      <table:table-cell table:style-name="TableCell590">
                        <text:p text:style-name="P591">E1.1</text:p>
                      </table:table-cell>
                      <table:table-cell table:style-name="TableCell592">
                        <text:p text:style-name="P593">El<text:s/>sistema aplica la configuración predeterminada.</text:p>
                        <text:p text:style-name="P594"/>
                      </table:table-cell>
                    </table:table-row>
                  </table:table>
                  <text:p text:style-name="P595"/>
                </table:table-cell>
              </table:table-row>
              <table:table-row table:style-name="TableRow596">
                <table:table-cell table:style-name="TableCell597">
                  <text:p text:style-name="P598"><text:s text:c="3"/>2</text:p>
                </table:table-cell>
                <table:table-cell table:style-name="TableCell599">
                  <text:p text:style-name="P600">El usuario deja algunos campos sin seleccionar y presiona aplicar.</text:p>
                  <table:table table:style-name="Table601">
                    <table:table-columns>
                      <table:table-column table:style-name="TableColumn602"/>
                      <table:table-column table:style-name="TableColumn603"/>
                    </table:table-columns>
                    <table:table-row table:style-name="TableRow604">
                      <table:table-cell table:style-name="TableCell605">
                        <text:p text:style-name="P606">E2.1</text:p>
                      </table:table-cell>
                      <table:table-cell table:style-name="TableCell607">
                        <text:p text:style-name="P608">El sistema aplica la configuración predeterminada en los campos no seleccionados.</text:p>
                      </table:table-cell>
                    </table:table-row>
                  </table:table>
                  <text:p text:style-name="P609"/>
                </table:table-cell>
              </table:table-row>
              <table:table-row table:style-name="TableRow610">
                <table:table-cell table:style-name="TableCell611">
                  <text:p text:style-name="P612"><text:s text:c="3"/>3</text:p>
                </table:table-cell>
                <table:table-cell table:style-name="TableCell613">
                  <text:p text:style-name="P614">El usuario no selecciona<text:s/>ninguna configuración.</text:p>
                  <table:table table:style-name="Table615">
                    <table:table-columns>
                      <table:table-column table:style-name="TableColumn616"/>
                      <table:table-column table:style-name="TableColumn617"/>
                    </table:table-columns>
                    <table:table-row table:style-name="TableRow618">
                      <table:table-cell table:style-name="TableCell619">
                        <text:p text:style-name="P620">E3.1</text:p>
                      </table:table-cell>
                      <table:table-cell table:style-name="TableCell621">
                        <text:p text:style-name="P622">El sistema aplica la configuración predeterminada.</text:p>
                      </table:table-cell>
                    </table:table-row>
                  </table:table>
                  <text:p text:style-name="P623"/>
                </table:table-cell>
              </table:table-row>
            </table:table>
            <text:p text:style-name="P624"/>
          </table:table-cell>
        </table:table-row>
        <table:table-row table:style-name="TableRow625">
          <table:table-cell table:style-name="TableCell626">
            <text:p text:style-name="P627">Comentarios</text:p>
            <text:p text:style-name="P628"/>
          </table:table-cell>
          <table:table-cell table:style-name="TableCell629">
            <text:p text:style-name="P630"><text:span text:style-name="T631">La configuración se registra y actualiza en la base de datos tras aplicarse.</text:span></text:p>
          </table:table-cell>
        </table:table-row>
      </table:table>
      <text:p text:style-name="P632"/>
      <text:p text:style-name="P633"/>
      <text:p text:style-name="P634"/>
      <text:p text:style-name="P635"/>
      <text:p text:style-name="P636"/>
      <text:p text:style-name="P637"/>
      <table:table table:style-name="Table638">
        <table:table-columns>
          <table:table-column table:style-name="TableColumn639"/>
          <table:table-column table:style-name="TableColumn640"/>
        </table:table-columns>
        <table:table-row table:style-name="TableRow641">
          <table:table-cell table:style-name="TableCell642">
            <text:soft-page-break/>
            <text:p text:style-name="P643">CU-005</text:p>
            <text:p text:style-name="P644"/>
          </table:table-cell>
          <table:table-cell table:style-name="TableCell645">
            <text:p text:style-name="P646">Post en el foro</text:p>
          </table:table-cell>
        </table:table-row>
        <table:table-row table:style-name="TableRow647">
          <table:table-cell table:style-name="TableCell648">
            <text:p text:style-name="P649">Versión</text:p>
          </table:table-cell>
          <table:table-cell table:style-name="TableCell650">
            <text:p text:style-name="P651">1.0(29/04/2022)</text:p>
            <text:p text:style-name="P652"/>
          </table:table-cell>
        </table:table-row>
        <table:table-row table:style-name="TableRow653">
          <table:table-cell table:style-name="TableCell654">
            <text:p text:style-name="P655">Dependencias</text:p>
          </table:table-cell>
          <table:table-cell table:style-name="TableCell656">
            <text:list text:style-name="LFO3" text:continue-numbering="true">
              <text:list-item>
                <text:p text:style-name="P657">1.Registrar comentarios en el foro.</text:p>
              </text:list-item>
              <text:list-item>
                <text:p text:style-name="P658">2.Responde comentarios en el foro.</text:p>
              </text:list-item>
            </text:list>
          </table:table-cell>
        </table:table-row>
        <table:table-row table:style-name="TableRow659">
          <table:table-cell table:style-name="TableCell660">
            <text:p text:style-name="P661">Precondiciones</text:p>
          </table:table-cell>
          <table:table-cell table:style-name="TableCell662">
            <text:p text:style-name="P663">El usuario debe estar registrado en la base de datos y debe haber accedido a la aplicación previamente.</text:p>
          </table:table-cell>
        </table:table-row>
        <table:table-row table:style-name="TableRow664">
          <table:table-cell table:style-name="TableCell665">
            <text:p text:style-name="P666">Descripción<text:s/></text:p>
          </table:table-cell>
          <table:table-cell table:style-name="TableCell667">
            <text:p text:style-name="P668">El sistema deberá comportarse como de<text:s/>describe en el siguiente caso de uso cuando el usuario desee realizar un post en el foro.</text:p>
            <text:p text:style-name="P669"/>
          </table:table-cell>
        </table:table-row>
        <table:table-row table:style-name="TableRow670">
          <table:table-cell table:style-name="TableCell671">
            <text:p text:style-name="P672">Secuencia</text:p>
            <text:p text:style-name="P673">Normal</text:p>
            <text:p text:style-name="P674"/>
            <text:p text:style-name="P675"/>
            <text:p text:style-name="P676"/>
          </table:table-cell>
          <table:table-cell table:style-name="TableCell677">
            <table:table table:style-name="Table678">
              <table:table-columns>
                <table:table-column table:style-name="TableColumn679"/>
                <table:table-column table:style-name="TableColumn680"/>
              </table:table-columns>
              <table:table-row table:style-name="TableRow681">
                <table:table-cell table:style-name="TableCell682">
                  <text:p text:style-name="P683">Paso</text:p>
                </table:table-cell>
                <table:table-cell table:style-name="TableCell684">
                  <text:p text:style-name="P685">Acción</text:p>
                </table:table-cell>
              </table:table-row>
              <table:table-row table:style-name="TableRow686">
                <table:table-cell table:style-name="TableCell687">
                  <text:p text:style-name="P688"><text:s text:c="3"/>1</text:p>
                </table:table-cell>
                <table:table-cell table:style-name="TableCell689">
                  <text:p text:style-name="P690">El usuario accede a la pestaña del foro.</text:p>
                </table:table-cell>
              </table:table-row>
              <table:table-row table:style-name="TableRow691">
                <table:table-cell table:style-name="TableCell692">
                  <text:p text:style-name="P693"><text:s text:c="3"/>2</text:p>
                </table:table-cell>
                <table:table-cell table:style-name="TableCell694">
                  <text:p text:style-name="P695">Rellena el campo del mensaje.</text:p>
                </table:table-cell>
              </table:table-row>
              <table:table-row table:style-name="TableRow696">
                <table:table-cell table:style-name="TableCell697">
                  <text:p text:style-name="P698"><text:s text:c="3"/>3</text:p>
                </table:table-cell>
                <table:table-cell table:style-name="TableCell699">
                  <text:p text:style-name="P700">Presiona el botón de postear.</text:p>
                </table:table-cell>
              </table:table-row>
            </table:table>
            <text:p text:style-name="P701"/>
          </table:table-cell>
        </table:table-row>
        <table:table-row table:style-name="TableRow702">
          <table:table-cell table:style-name="TableCell703">
            <text:p text:style-name="P704">Postcondición</text:p>
          </table:table-cell>
          <table:table-cell table:style-name="TableCell705">
            <text:p text:style-name="P706">El post comentado en el foro queda registrado en la base de datos del foro y no puede ser modificada por el usuario, pero si ser eliminado.</text:p>
            <text:p text:style-name="P707"/>
          </table:table-cell>
        </table:table-row>
        <table:table-row table:style-name="TableRow708">
          <table:table-cell table:style-name="TableCell709">
            <text:p text:style-name="P710">Excepciones</text:p>
            <text:p text:style-name="P711"/>
            <text:p text:style-name="P712"/>
            <text:p text:style-name="P713"/>
            <text:p text:style-name="P714"/>
            <text:p text:style-name="P715"/>
            <text:p text:style-name="P716"/>
          </table:table-cell>
          <table:table-cell table:style-name="TableCell717">
            <table:table table:style-name="Table718">
              <table:table-columns>
                <table:table-column table:style-name="TableColumn719"/>
                <table:table-column table:style-name="TableColumn720"/>
              </table:table-columns>
              <table:table-row table:style-name="TableRow721">
                <table:table-cell table:style-name="TableCell722">
                  <text:p text:style-name="P723">Paso</text:p>
                </table:table-cell>
                <table:table-cell table:style-name="TableCell724">
                  <text:p text:style-name="P725">Acción</text:p>
                </table:table-cell>
              </table:table-row>
              <table:table-row table:style-name="TableRow726">
                <table:table-cell table:style-name="TableCell727">
                  <text:p text:style-name="P728"><text:s text:c="3"/>1</text:p>
                </table:table-cell>
                <table:table-cell table:style-name="TableCell729">
                  <text:p text:style-name="P730">El usuario presiona el botón de enviar sin rellenar.</text:p>
                  <table:table table:style-name="Table731">
                    <table:table-columns>
                      <table:table-column table:style-name="TableColumn732"/>
                      <table:table-column table:style-name="TableColumn733"/>
                    </table:table-columns>
                    <table:table-row table:style-name="TableRow734">
                      <table:table-cell table:style-name="TableCell735">
                        <text:p text:style-name="P736">E1.1</text:p>
                      </table:table-cell>
                      <table:table-cell table:style-name="TableCell737">
                        <text:p text:style-name="P738">El<text:s/>sistema comprueba que el campo este relleno.</text:p>
                      </table:table-cell>
                    </table:table-row>
                    <table:table-row table:style-name="TableRow739">
                      <table:table-cell table:style-name="TableCell740">
                        <text:p text:style-name="P741">E1.2</text:p>
                      </table:table-cell>
                      <table:table-cell table:style-name="TableCell742">
                        <text:p text:style-name="P743">El sistema recarga la pestaña del foro.<text:s/></text:p>
                      </table:table-cell>
                    </table:table-row>
                    <table:table-row table:style-name="TableRow744">
                      <table:table-cell table:style-name="TableCell745">
                        <text:p text:style-name="P746">E1.3</text:p>
                      </table:table-cell>
                      <table:table-cell table:style-name="TableCell747">
                        <text:p text:style-name="P748">Se muestra un mensaje que pone “Campo vacío”</text:p>
                      </table:table-cell>
                    </table:table-row>
                  </table:table>
                  <text:p text:style-name="P749"><text:s/></text:p>
                </table:table-cell>
              </table:table-row>
            </table:table>
            <text:p text:style-name="P750"/>
          </table:table-cell>
        </table:table-row>
        <table:table-row table:style-name="TableRow751">
          <table:table-cell table:style-name="TableCell752">
            <text:p text:style-name="P753">Comentarios</text:p>
            <text:p text:style-name="P754"/>
          </table:table-cell>
          <table:table-cell table:style-name="TableCell755">
            <text:p text:style-name="P756">El usuario identificado como administrador puede gestionar los posts de todos los<text:s/>usuarios del foro.</text:p>
            <text:p text:style-name="P757"/>
          </table:table-cell>
        </table:table-row>
      </table:table>
      <text:p text:style-name="P758"><text:tab/></text:p>
      <text:p text:style-name="P759"/>
      <text:p text:style-name="P760"/>
      <text:p text:style-name="P761"/>
      <text:p text:style-name="P762"/>
      <text:p text:style-name="P763"/>
      <text:p text:style-name="P764"/>
      <text:p text:style-name="P765"/>
      <text:p text:style-name="P766"/>
      <text:p text:style-name="P767"/>
      <text:p text:style-name="P768"/>
      <text:p text:style-name="P769"/>
      <text:p text:style-name="P770"/>
      <table:table table:style-name="Table771">
        <table:table-columns>
          <table:table-column table:style-name="TableColumn772"/>
          <table:table-column table:style-name="TableColumn773"/>
        </table:table-columns>
        <table:table-row table:style-name="TableRow774">
          <table:table-cell table:style-name="TableCell775">
            <text:p text:style-name="P776">CU-006</text:p>
          </table:table-cell>
          <table:table-cell table:style-name="TableCell777">
            <text:p text:style-name="P778">progresión en el temario</text:p>
            <text:p text:style-name="P779"/>
          </table:table-cell>
        </table:table-row>
        <table:table-row table:style-name="TableRow780">
          <table:table-cell table:style-name="TableCell781">
            <text:p text:style-name="P782">Versión</text:p>
          </table:table-cell>
          <table:table-cell table:style-name="TableCell783">
            <text:p text:style-name="P784">1.0(29/04/2022)</text:p>
            <text:p text:style-name="P785"/>
          </table:table-cell>
        </table:table-row>
        <table:table-row table:style-name="TableRow786">
          <table:table-cell table:style-name="TableCell787">
            <text:p text:style-name="P788">Dependencias</text:p>
          </table:table-cell>
          <table:table-cell table:style-name="TableCell789">
            <text:list text:style-name="LFO4" text:continue-numbering="true">
              <text:list-item>
                <text:p text:style-name="P790">1.Gestion de la progresión en el temario de la aplicación.</text:p>
              </text:list-item>
            </text:list>
            <text:p text:style-name="P791"/>
          </table:table-cell>
        </table:table-row>
        <table:table-row table:style-name="TableRow792">
          <table:table-cell table:style-name="TableCell793">
            <text:p text:style-name="P794">Precondición</text:p>
          </table:table-cell>
          <table:table-cell table:style-name="TableCell795">
            <text:p text:style-name="P796">El usuario debe estar registrado previamente y acceder a la<text:s/>aplicación para avanzar con la progresión.</text:p>
            <text:p text:style-name="P797"/>
          </table:table-cell>
        </table:table-row>
        <table:table-row table:style-name="TableRow798">
          <table:table-cell table:style-name="TableCell799">
            <text:p text:style-name="P800">Descripción</text:p>
          </table:table-cell>
          <table:table-cell table:style-name="TableCell801">
            <text:p text:style-name="P802">El sistema deberá comportarse como de describe en el siguiente caso de uso cuando el usuario avance con la formación en el tema.</text:p>
            <text:p text:style-name="P803"/>
          </table:table-cell>
        </table:table-row>
        <table:table-row table:style-name="TableRow804">
          <table:table-cell table:style-name="TableCell805">
            <text:p text:style-name="P806">Secuencia</text:p>
            <text:p text:style-name="P807">normal<text:s/></text:p>
          </table:table-cell>
          <table:table-cell table:style-name="TableCell808">
            <table:table table:style-name="Table809">
              <table:table-columns>
                <table:table-column table:style-name="TableColumn810"/>
                <table:table-column table:style-name="TableColumn811"/>
              </table:table-columns>
              <table:table-row table:style-name="TableRow812">
                <table:table-cell table:style-name="TableCell813">
                  <text:p text:style-name="P814">Paso</text:p>
                </table:table-cell>
                <table:table-cell table:style-name="TableCell815">
                  <text:p text:style-name="P816">Acción</text:p>
                </table:table-cell>
              </table:table-row>
              <table:table-row table:style-name="TableRow817">
                <table:table-cell table:style-name="TableCell818">
                  <text:p text:style-name="P819"><text:s text:c="4"/>1</text:p>
                </table:table-cell>
                <table:table-cell table:style-name="TableCell820">
                  <text:p text:style-name="P821">El usuario va avanzado<text:s/>haciendo escroll por la pantalla.<text:s/></text:p>
                </table:table-cell>
              </table:table-row>
            </table:table>
            <text:p text:style-name="P822"/>
            <text:p text:style-name="P823"/>
          </table:table-cell>
        </table:table-row>
        <table:table-row table:style-name="TableRow824">
          <table:table-cell table:style-name="TableCell825">
            <text:p text:style-name="P826">Postcondición<text:s/></text:p>
            <text:p text:style-name="P827"/>
          </table:table-cell>
          <table:table-cell table:style-name="TableCell828">
            <text:p text:style-name="P829">La progresión del usuario se va registrando y guardando en la base de datos del sistema, y se le permite acceder a temarios pasados.</text:p>
            <text:p text:style-name="P830"/>
          </table:table-cell>
        </table:table-row>
        <table:table-row table:style-name="TableRow831">
          <table:table-cell table:style-name="TableCell832">
            <text:p text:style-name="P833">Excepciones</text:p>
          </table:table-cell>
          <table:table-cell table:style-name="TableCell834">
            <table:table table:style-name="Table835">
              <table:table-columns>
                <table:table-column table:style-name="TableColumn836"/>
                <table:table-column table:style-name="TableColumn837"/>
              </table:table-columns>
              <table:table-row table:style-name="TableRow838">
                <table:table-cell table:style-name="TableCell839">
                  <text:p text:style-name="P840">Paso</text:p>
                </table:table-cell>
                <table:table-cell table:style-name="TableCell841">
                  <text:p text:style-name="P842">Acción</text:p>
                </table:table-cell>
              </table:table-row>
              <table:table-row table:style-name="TableRow843">
                <table:table-cell table:style-name="TableCell844">
                  <text:p text:style-name="P845"><text:s text:c="3"/>1</text:p>
                </table:table-cell>
                <table:table-cell table:style-name="TableCell846">
                  <text:p text:style-name="P847">El usuario hace scroll hacia<text:s/>abajo saltando varios temas.<text:s/></text:p>
                  <table:table table:style-name="Table848">
                    <table:table-columns>
                      <table:table-column table:style-name="TableColumn849"/>
                      <table:table-column table:style-name="TableColumn850"/>
                    </table:table-columns>
                    <table:table-row table:style-name="TableRow851">
                      <table:table-cell table:style-name="TableCell852">
                        <text:p text:style-name="P853">E1.1</text:p>
                      </table:table-cell>
                      <table:table-cell table:style-name="TableCell854">
                        <text:p text:style-name="P855">El usuario llega a la finalización de un tema.<text:s/></text:p>
                      </table:table-cell>
                    </table:table-row>
                    <table:table-row table:style-name="TableRow856">
                      <table:table-cell table:style-name="TableCell857">
                        <text:p text:style-name="P858">E1.2</text:p>
                      </table:table-cell>
                      <table:table-cell table:style-name="TableCell859">
                        <text:p text:style-name="P860">El sistema detecta la finalización del tema.</text:p>
                      </table:table-cell>
                    </table:table-row>
                    <table:table-row table:style-name="TableRow861">
                      <table:table-cell table:style-name="TableCell862">
                        <text:p text:style-name="P863">E1.3</text:p>
                      </table:table-cell>
                      <table:table-cell table:style-name="TableCell864">
                        <text:p text:style-name="P865">El sistema muestra la finalización del tema y muestra un punto de control.</text:p>
                      </table:table-cell>
                    </table:table-row>
                  </table:table>
                  <text:p text:style-name="P866"/>
                  <text:p text:style-name="P867"/>
                </table:table-cell>
              </table:table-row>
            </table:table>
            <text:p text:style-name="P868"/>
          </table:table-cell>
        </table:table-row>
        <table:table-row table:style-name="TableRow869">
          <table:table-cell table:style-name="TableCell870">
            <text:p text:style-name="P871">Comentarios<text:s/></text:p>
          </table:table-cell>
          <table:table-cell table:style-name="TableCell872">
            <text:p text:style-name="P873">La<text:s/>progresión se registra en el sistema y eso hace que se permita retrocede entre temarios.</text:p>
            <text:p text:style-name="P874"/>
          </table:table-cell>
        </table:table-row>
      </table:table>
      <text:p text:style-name="P875"/>
      <text:p text:style-name="P876"/>
      <text:p text:style-name="P877"/>
      <text:p text:style-name="P878"/>
      <text:p text:style-name="P879"/>
      <text:p text:style-name="P880"/>
      <text:p text:style-name="P881"/>
      <text:p text:style-name="P882"/>
      <text:p text:style-name="P883"/>
      <text:p text:style-name="P884"/>
      <text:p text:style-name="P885"/>
      <text:p text:style-name="P886"/>
      <text:p text:style-name="P887"/>
      <table:table table:style-name="Table888">
        <table:table-columns>
          <table:table-column table:style-name="TableColumn889"/>
          <table:table-column table:style-name="TableColumn890"/>
        </table:table-columns>
        <table:table-row table:style-name="TableRow891">
          <table:table-cell table:style-name="TableCell892">
            <text:soft-page-break/>
            <text:p text:style-name="P893"><text:span text:style-name="T894">CU-007</text:span></text:p>
          </table:table-cell>
          <table:table-cell table:style-name="TableCell895">
            <text:p text:style-name="P896">realización de tareas</text:p>
            <text:p text:style-name="P897"/>
          </table:table-cell>
        </table:table-row>
        <table:table-row table:style-name="TableRow898">
          <table:table-cell table:style-name="TableCell899">
            <text:p text:style-name="P900"><text:span text:style-name="T901">Versión</text:span></text:p>
          </table:table-cell>
          <table:table-cell table:style-name="TableCell902">
            <text:p text:style-name="P903">1.0(29/04/2022)</text:p>
            <text:p text:style-name="P904"/>
          </table:table-cell>
        </table:table-row>
        <table:table-row table:style-name="TableRow905">
          <table:table-cell table:style-name="TableCell906">
            <text:p text:style-name="P907"><text:span text:style-name="T908">Dependencias</text:span></text:p>
          </table:table-cell>
          <table:table-cell table:style-name="TableCell909">
            <text:list text:style-name="LFO4" text:continue-numbering="true">
              <text:list-item>
                <text:p text:style-name="P910">1.Gestion de la información de los ejercicios.</text:p>
              </text:list-item>
              <text:list-item>
                <text:p text:style-name="P911">2.Registro de los<text:s/>ejercicios hechos por los usuarios.</text:p>
              </text:list-item>
            </text:list>
            <text:p text:style-name="P912"/>
          </table:table-cell>
        </table:table-row>
        <table:table-row table:style-name="TableRow913">
          <table:table-cell table:style-name="TableCell914">
            <text:p text:style-name="P915"><text:span text:style-name="T916">Precondición</text:span></text:p>
          </table:table-cell>
          <table:table-cell table:style-name="TableCell917">
            <text:p text:style-name="P918">El usuario ha de estar registrado previamente y debe haber accedido a la aplicación para poder hacer los ejercicios.</text:p>
            <text:p text:style-name="P919"/>
          </table:table-cell>
        </table:table-row>
        <table:table-row table:style-name="TableRow920">
          <table:table-cell table:style-name="TableCell921">
            <text:p text:style-name="P922"><text:span text:style-name="T923">Descripción</text:span></text:p>
          </table:table-cell>
          <table:table-cell table:style-name="TableCell924">
            <text:p text:style-name="P925">El sistema deberá comportarse como de describe en el siguiente caso de<text:s/>uso cuando el usuario realice los ejercicios propuestos.</text:p>
            <text:p text:style-name="P926"/>
          </table:table-cell>
        </table:table-row>
        <table:table-row table:style-name="TableRow927">
          <table:table-cell table:style-name="TableCell928">
            <text:p text:style-name="P929">Secuencia</text:p>
            <text:p text:style-name="P930"><text:span text:style-name="T931">normal<text:s/></text:span></text:p>
          </table:table-cell>
          <table:table-cell table:style-name="TableCell932">
            <table:table table:style-name="Table933">
              <table:table-columns>
                <table:table-column table:style-name="TableColumn934"/>
                <table:table-column table:style-name="TableColumn935"/>
              </table:table-columns>
              <table:table-row table:style-name="TableRow936">
                <table:table-cell table:style-name="TableCell937">
                  <text:p text:style-name="P938">Paso</text:p>
                </table:table-cell>
                <table:table-cell table:style-name="TableCell939">
                  <text:p text:style-name="P940">Acción</text:p>
                </table:table-cell>
              </table:table-row>
              <table:table-row table:style-name="TableRow941">
                <table:table-cell table:style-name="TableCell942">
                  <text:p text:style-name="P943"><text:s text:c="3"/>1</text:p>
                </table:table-cell>
                <table:table-cell table:style-name="TableCell944">
                  <text:p text:style-name="P945">El usuario accede a la pestaña de los ejercicios.</text:p>
                </table:table-cell>
              </table:table-row>
              <table:table-row table:style-name="TableRow946">
                <table:table-cell table:style-name="TableCell947">
                  <text:p text:style-name="P948"><text:s text:c="3"/>2</text:p>
                </table:table-cell>
                <table:table-cell table:style-name="TableCell949">
                  <text:p text:style-name="P950">Selecciona el ejercicio y rellena el campo de la respuesta.</text:p>
                </table:table-cell>
              </table:table-row>
              <table:table-row table:style-name="TableRow951">
                <table:table-cell table:style-name="TableCell952">
                  <text:p text:style-name="P953"><text:s text:c="3"/>3</text:p>
                </table:table-cell>
                <table:table-cell table:style-name="TableCell954">
                  <text:p text:style-name="P955">El usuario presiona el botón de<text:s/>registrar respuesta.</text:p>
                </table:table-cell>
              </table:table-row>
              <table:table-row table:style-name="TableRow956">
                <table:table-cell table:style-name="TableCell957">
                  <text:p text:style-name="P958"><text:s text:c="3"/>4</text:p>
                </table:table-cell>
                <table:table-cell table:style-name="TableCell959">
                  <text:p text:style-name="P960">El usuario presiona postear y postea la respuesta en el foro.</text:p>
                </table:table-cell>
              </table:table-row>
              <table:table-row table:style-name="TableRow961">
                <table:table-cell table:style-name="TableCell962">
                  <text:p text:style-name="P963"><text:s text:c="3"/>5</text:p>
                </table:table-cell>
                <table:table-cell table:style-name="TableCell964">
                  <text:p text:style-name="P965">El usuario presiona el botón de mostrar respuesta propuesta (Botón que se desbloquea después de registrar la respuesta).</text:p>
                </table:table-cell>
              </table:table-row>
            </table:table>
            <text:p text:style-name="P966"/>
            <text:p text:style-name="P967"/>
          </table:table-cell>
        </table:table-row>
        <table:table-row table:style-name="TableRow968">
          <table:table-cell table:style-name="TableCell969">
            <text:p text:style-name="P970">Postcondición<text:s/></text:p>
            <text:p text:style-name="P971"/>
          </table:table-cell>
          <table:table-cell table:style-name="TableCell972">
            <text:p text:style-name="P973">Las<text:s/>respuestas una vez registradas no se pueden eliminar, pero se pueden rehacer.</text:p>
          </table:table-cell>
        </table:table-row>
        <table:table-row table:style-name="TableRow974">
          <table:table-cell table:style-name="TableCell975">
            <text:p text:style-name="P976"><text:span text:style-name="T977">Excepciones</text:span></text:p>
          </table:table-cell>
          <table:table-cell table:style-name="TableCell978">
            <table:table table:style-name="Table979">
              <table:table-columns>
                <table:table-column table:style-name="TableColumn980"/>
                <table:table-column table:style-name="TableColumn981"/>
              </table:table-columns>
              <table:table-row table:style-name="TableRow982">
                <table:table-cell table:style-name="TableCell983">
                  <text:p text:style-name="P984">Paso</text:p>
                </table:table-cell>
                <table:table-cell table:style-name="TableCell985">
                  <text:p text:style-name="P986">Acción</text:p>
                </table:table-cell>
              </table:table-row>
              <table:table-row table:style-name="TableRow987">
                <table:table-cell table:style-name="TableCell988">
                  <text:p text:style-name="P989"><text:s text:c="3"/>1</text:p>
                </table:table-cell>
                <table:table-cell table:style-name="TableCell990">
                  <text:p text:style-name="P991">El usuario presiona el botón de registrar la respuesta con el campo de texto vacío.</text:p>
                  <table:table table:style-name="Table992">
                    <table:table-columns>
                      <table:table-column table:style-name="TableColumn993"/>
                      <table:table-column table:style-name="TableColumn994"/>
                    </table:table-columns>
                    <table:table-row table:style-name="TableRow995">
                      <table:table-cell table:style-name="TableCell996">
                        <text:p text:style-name="P997">E1.1</text:p>
                      </table:table-cell>
                      <table:table-cell table:style-name="TableCell998">
                        <text:p text:style-name="P999">El sistema comprueba que el campo este<text:s/>cumplimentado.<text:s/></text:p>
                      </table:table-cell>
                    </table:table-row>
                    <table:table-row table:style-name="TableRow1000">
                      <table:table-cell table:style-name="TableCell1001">
                        <text:p text:style-name="P1002">E1.2</text:p>
                      </table:table-cell>
                      <table:table-cell table:style-name="TableCell1003">
                        <text:p text:style-name="P1004">El sistema recarga la pestaña del ejercicio.</text:p>
                      </table:table-cell>
                    </table:table-row>
                    <table:table-row table:style-name="TableRow1005">
                      <table:table-cell table:style-name="TableCell1006">
                        <text:p text:style-name="P1007">E1.3</text:p>
                      </table:table-cell>
                      <table:table-cell table:style-name="TableCell1008">
                        <text:p text:style-name="P1009">El sistema muestra un mensaje de error “Campo vacío”.</text:p>
                      </table:table-cell>
                    </table:table-row>
                  </table:table>
                  <text:p text:style-name="P1010"/>
                </table:table-cell>
              </table:table-row>
              <table:table-row table:style-name="TableRow1011">
                <table:table-cell table:style-name="TableCell1012">
                  <text:p text:style-name="P1013">2</text:p>
                </table:table-cell>
                <table:table-cell table:style-name="TableCell1014">
                  <text:p text:style-name="P1015">El usuario presiona el botón de postear la respuesta con el campo de texto vacío.</text:p>
                  <table:table table:style-name="Table1016">
                    <table:table-columns>
                      <table:table-column table:style-name="TableColumn1017"/>
                      <table:table-column table:style-name="TableColumn1018"/>
                    </table:table-columns>
                    <table:table-row table:style-name="TableRow1019">
                      <table:table-cell table:style-name="TableCell1020">
                        <text:p text:style-name="P1021">E1.1</text:p>
                      </table:table-cell>
                      <table:table-cell table:style-name="TableCell1022">
                        <text:p text:style-name="P1023">El sistema comprueba que el<text:s/>campo este cumplimentado.<text:s/></text:p>
                      </table:table-cell>
                    </table:table-row>
                    <table:table-row table:style-name="TableRow1024">
                      <table:table-cell table:style-name="TableCell1025">
                        <text:p text:style-name="P1026">E1.2</text:p>
                      </table:table-cell>
                      <table:table-cell table:style-name="TableCell1027">
                        <text:p text:style-name="P1028">El sistema recarga la pestaña del ejercicio.</text:p>
                      </table:table-cell>
                    </table:table-row>
                    <table:table-row table:style-name="TableRow1029">
                      <table:table-cell table:style-name="TableCell1030">
                        <text:p text:style-name="P1031">E1.3</text:p>
                      </table:table-cell>
                      <table:table-cell table:style-name="TableCell1032">
                        <text:p text:style-name="P1033">El sistema muestra un mensaje de error “Campo vacío”.</text:p>
                      </table:table-cell>
                    </table:table-row>
                  </table:table>
                  <text:p text:style-name="P1034"/>
                </table:table-cell>
              </table:table-row>
            </table:table>
            <text:p text:style-name="P1035"/>
            <text:p text:style-name="P1036"/>
          </table:table-cell>
        </table:table-row>
        <table:table-row table:style-name="TableRow1037">
          <table:table-cell table:style-name="TableCell1038">
            <text:p text:style-name="P1039">Comentarios<text:s/></text:p>
          </table:table-cell>
          <table:table-cell table:style-name="TableCell1040">
            <text:p text:style-name="P1041">La gestión de los resultados posteados por el usuario en el foro puede ser<text:s/>administrados por el usuario como administrador.</text:p>
            <text:p text:style-name="P1042"/>
          </table:table-cell>
        </table:table-row>
      </table:table>
      <text:p text:style-name="P1043"/>
      <text:p text:style-name="P1044"/>
      <text:p text:style-name="P1045"/>
      <text:p text:style-name="P1046"/>
      <text:p text:style-name="P1047"/>
      <text:p text:style-name="P1048"/>
      <text:p text:style-name="P1049"/>
      <table:table table:style-name="Table1050">
        <table:table-columns>
          <table:table-column table:style-name="TableColumn1051"/>
          <table:table-column table:style-name="TableColumn1052"/>
        </table:table-columns>
        <table:table-row table:style-name="TableRow1053">
          <table:table-cell table:style-name="TableCell1054">
            <text:soft-page-break/>
            <text:p text:style-name="P1055"><text:span text:style-name="T1056">CU-008</text:span></text:p>
          </table:table-cell>
          <table:table-cell table:style-name="TableCell1057">
            <text:p text:style-name="P1058">realización de pausas</text:p>
            <text:p text:style-name="P1059"/>
          </table:table-cell>
        </table:table-row>
        <table:table-row table:style-name="TableRow1060">
          <table:table-cell table:style-name="TableCell1061">
            <text:p text:style-name="P1062"><text:span text:style-name="T1063">Versión</text:span></text:p>
          </table:table-cell>
          <table:table-cell table:style-name="TableCell1064">
            <text:p text:style-name="P1065">1.0(29/04/2022)</text:p>
            <text:p text:style-name="P1066"/>
          </table:table-cell>
        </table:table-row>
        <table:table-row table:style-name="TableRow1067">
          <table:table-cell table:style-name="TableCell1068">
            <text:p text:style-name="P1069"><text:span text:style-name="T1070">Dependencias</text:span></text:p>
          </table:table-cell>
          <table:table-cell table:style-name="TableCell1071">
            <text:list text:style-name="LFO5" text:continue-numbering="true">
              <text:list-item>
                <text:p text:style-name="P1072">1.Gestion de elementos de interés relacionados con el entorno.</text:p>
              </text:list-item>
            </text:list>
            <text:p text:style-name="P1073"/>
          </table:table-cell>
        </table:table-row>
        <table:table-row table:style-name="TableRow1074">
          <table:table-cell table:style-name="TableCell1075">
            <text:p text:style-name="P1076"><text:span text:style-name="T1077">Precondición</text:span></text:p>
          </table:table-cell>
          <table:table-cell table:style-name="TableCell1078">
            <text:p text:style-name="P1079">El usuario ha de estar registrado<text:s/>previamente y debe haber accedido a la aplicación.<text:s/></text:p>
            <text:p text:style-name="P1080"/>
          </table:table-cell>
        </table:table-row>
        <table:table-row table:style-name="TableRow1081">
          <table:table-cell table:style-name="TableCell1082">
            <text:p text:style-name="P1083"><text:span text:style-name="T1084">Descripción</text:span></text:p>
          </table:table-cell>
          <table:table-cell table:style-name="TableCell1085">
            <text:p text:style-name="P1086">El sistema deberá comportarse como de describe en el siguiente caso de uso para el acceso de la gestión de las pausas.</text:p>
            <text:p text:style-name="P1087"/>
          </table:table-cell>
        </table:table-row>
        <table:table-row table:style-name="TableRow1088">
          <table:table-cell table:style-name="TableCell1089">
            <text:p text:style-name="P1090">Secuencia</text:p>
            <text:p text:style-name="P1091"><text:span text:style-name="T1092">normal<text:s/></text:span></text:p>
          </table:table-cell>
          <table:table-cell table:style-name="TableCell1093">
            <table:table table:style-name="Table1094">
              <table:table-columns>
                <table:table-column table:style-name="TableColumn1095"/>
                <table:table-column table:style-name="TableColumn1096"/>
              </table:table-columns>
              <table:table-row table:style-name="TableRow1097">
                <table:table-cell table:style-name="TableCell1098">
                  <text:p text:style-name="P1099">Paso</text:p>
                </table:table-cell>
                <table:table-cell table:style-name="TableCell1100">
                  <text:p text:style-name="P1101">Acción</text:p>
                </table:table-cell>
              </table:table-row>
              <table:table-row table:style-name="TableRow1102">
                <table:table-cell table:style-name="TableCell1103">
                  <text:p text:style-name="P1104"><text:s text:c="3"/>1</text:p>
                </table:table-cell>
                <table:table-cell table:style-name="TableCell1105">
                  <text:p text:style-name="P1106">Transcurrido el periodo<text:s/>estipulado por el usuario, el sistema salta una ventana.<text:s/></text:p>
                </table:table-cell>
              </table:table-row>
              <table:table-row table:style-name="TableRow1107">
                <table:table-cell table:style-name="TableCell1108">
                  <text:p text:style-name="P1109"><text:s text:c="3"/>2</text:p>
                </table:table-cell>
                <table:table-cell table:style-name="TableCell1110">
                  <text:p text:style-name="P1111">En la ventana se ve un temporizador con el tiempo restante de la pausa.<text:s/></text:p>
                </table:table-cell>
              </table:table-row>
              <table:table-row table:style-name="TableRow1112">
                <table:table-cell table:style-name="TableCell1113">
                  <text:p text:style-name="P1114"><text:s text:c="3"/>3</text:p>
                </table:table-cell>
                <table:table-cell table:style-name="TableCell1115">
                  <text:p text:style-name="P1116">En la ventana también se muestran elementos de ocio, información y formación adicional relacionados con<text:s/>Python.</text:p>
                </table:table-cell>
              </table:table-row>
            </table:table>
            <text:p text:style-name="P1117"/>
            <text:p text:style-name="P1118"/>
          </table:table-cell>
        </table:table-row>
        <table:table-row table:style-name="TableRow1119">
          <table:table-cell table:style-name="TableCell1120">
            <text:p text:style-name="P1121">Postcondición<text:s/></text:p>
            <text:p text:style-name="P1122"/>
          </table:table-cell>
          <table:table-cell table:style-name="TableCell1123">
            <text:p text:style-name="P1124">Tras la finalización del periodo de pausa se desbloquea de nuevo el libre acceso a la aplicación.</text:p>
            <text:p text:style-name="P1125"><text:s/></text:p>
          </table:table-cell>
        </table:table-row>
        <table:table-row table:style-name="TableRow1126">
          <table:table-cell table:style-name="TableCell1127">
            <text:p text:style-name="P1128"><text:span text:style-name="T1129">Excepciones</text:span></text:p>
          </table:table-cell>
          <table:table-cell table:style-name="TableCell1130">
            <table:table table:style-name="Table1131">
              <table:table-columns>
                <table:table-column table:style-name="TableColumn1132"/>
                <table:table-column table:style-name="TableColumn1133"/>
              </table:table-columns>
              <table:table-row table:style-name="TableRow1134">
                <table:table-cell table:style-name="TableCell1135">
                  <text:p text:style-name="P1136">Paso</text:p>
                </table:table-cell>
                <table:table-cell table:style-name="TableCell1137">
                  <text:p text:style-name="P1138">Acción</text:p>
                </table:table-cell>
              </table:table-row>
              <table:table-row table:style-name="TableRow1139">
                <table:table-cell table:style-name="TableCell1140">
                  <text:p text:style-name="P1141"><text:s text:c="3"/>1</text:p>
                </table:table-cell>
                <table:table-cell table:style-name="TableCell1142">
                  <text:p text:style-name="P1143">No se estipula previamente el tiempo de pausa</text:p>
                  <table:table table:style-name="Table1144">
                    <table:table-columns>
                      <table:table-column table:style-name="TableColumn1145"/>
                      <table:table-column table:style-name="TableColumn1146"/>
                    </table:table-columns>
                    <table:table-row table:style-name="TableRow1147">
                      <table:table-cell table:style-name="TableCell1148">
                        <text:p text:style-name="P1149">E1.1</text:p>
                      </table:table-cell>
                      <table:table-cell table:style-name="TableCell1150">
                        <text:p text:style-name="P1151">El sistema designa un tiempo de pausa<text:s/>estándar.</text:p>
                      </table:table-cell>
                    </table:table-row>
                  </table:table>
                  <text:p text:style-name="P1152"/>
                </table:table-cell>
              </table:table-row>
            </table:table>
            <text:p text:style-name="P1153"/>
            <text:p text:style-name="P1154"/>
          </table:table-cell>
        </table:table-row>
        <table:table-row table:style-name="TableRow1155">
          <table:table-cell table:style-name="TableCell1156">
            <text:p text:style-name="P1157"><text:span text:style-name="T1158">Comentarios<text:s/></text:span></text:p>
          </table:table-cell>
          <table:table-cell table:style-name="TableCell1159">
            <text:p text:style-name="P1160">El tiempo de pausa se puede cambiar por el usuario en cualquier momento.</text:p>
            <text:p text:style-name="P1161"/>
          </table:table-cell>
        </table:table-row>
      </table:table>
      <text:p text:style-name="P1162"/>
      <text:p text:style-name="P11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ítulo" style:display-name="Título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312in" text:min-label-width="0.25in" text:list-level-position-and-space-mode="label-alignment">
          <style:list-level-label-alignment text:label-followed-by="listtab" fo:margin-left="4.781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ederico Rubio Méndez</meta:initial-creator>
    <dc:creator>Federico Rubio Méndez</dc:creator>
    <meta:creation-date>2022-05-30T08:45:00Z</meta:creation-date>
    <dc:date>2022-06-07T08:28:00Z</dc:date>
    <meta:template xlink:href="Normal" xlink:type="simple"/>
    <meta:editing-cycles>4</meta:editing-cycles>
    <meta:editing-duration>PT15600S</meta:editing-duration>
    <meta:document-statistic meta:page-count="8" meta:paragraph-count="24" meta:word-count="1867" meta:character-count="12116" meta:row-count="85" meta:non-whitespace-character-count="10273"/>
  </office:meta>
</office:document-meta>
</file>